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fo:font-size="12pt"/>
    </style:style>
    <style:style style:name="ce3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4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fo:font-size="12pt"/>
    </style:style>
    <style:style style:name="ce6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7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 fo:font-weight="bold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4pt" fo:font-weight="bold"/>
    </style:style>
    <style:style style:name="ce1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fo:font-size="14pt" fo:font-weight="bold"/>
    </style:style>
    <style:style style:name="ce1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 fo:font-weight="bold"/>
    </style:style>
    <style:style style:name="ce1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fo:font-size="16pt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font-size="12pt"/>
    </style:style>
    <style:style style:name="ce15" style:family="table-cell" style:parent-style-name="Default">
      <style:table-cell-properties fo:border-bottom="0.035cm solid #000000" fo:border-left="0.035cm solid #000000" fo:border-right="0.035cm solid #000000" fo:border-top="none"/>
      <style:text-properties fo:font-size="12pt"/>
    </style:style>
    <style:style style:name="ce16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9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22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23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fo:font-size="12pt"/>
    </style:style>
    <style:style style:name="ce24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30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3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32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3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34" style:family="table-cell" style:parent-style-name="Default">
      <style:table-cell-properties fo:background-color="#e6c97e"/>
      <style:text-properties fo:font-size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/>
    </style:style>
    <style:style style:name="ce36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37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38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/>
      <style:paragraph-properties fo:text-align="center"/>
      <style:text-properties fo:color="#141312" style:font-name="Sans Serif" fo:font-size="12pt"/>
    </style:style>
    <style:style style:name="ce39" style:family="table-cell" style:parent-style-name="Default">
      <style:table-cell-properties fo:background-color="#a3ba79" style:text-align-source="fix" style:repeat-content="false"/>
      <style:paragraph-properties fo:text-align="center"/>
      <style:text-properties fo:color="#141312" style:font-name="Sans Serif" fo:font-size="12pt"/>
    </style:style>
    <style:style style:name="ce40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41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color="#141312" style:font-name="Sans Serif" fo:font-size="12pt"/>
    </style:style>
    <style:style style:name="ce42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fo:color="#141312"/>
    </style:style>
    <style:style style:name="ce43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45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fo:font-size="14pt" fo:font-weight="bold"/>
    </style:style>
    <style:style style:name="ce4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47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48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4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/>
    </style:style>
    <style:style style:name="ce5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/>
    </style:style>
    <style:style style:name="ce55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56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/>
      <style:paragraph-properties fo:text-align="center"/>
      <style:text-properties style:use-window-font-color="true" fo:font-size="12pt"/>
    </style:style>
    <style:style style:name="ce57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59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ize="12pt"/>
    </style:style>
    <style:style style:name="ce6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 fo:font-weight="bold"/>
    </style:style>
    <style:style style:name="ce6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6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6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65" style:family="table-cell" style:parent-style-name="Default">
      <style:table-cell-properties fo:background-color="#9c9ec9" style:text-align-source="fix" style:repeat-content="false"/>
      <style:paragraph-properties fo:text-align="center"/>
      <style:text-properties fo:color="#141312" fo:font-size="12pt"/>
    </style:style>
    <style:style style:name="ce66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fo:font-size="12pt"/>
    </style:style>
    <style:style style:name="ce67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70" style:family="table-cell" style:parent-style-name="Default">
      <style:table-cell-properties fo:border-bottom="none" fo:border-left="none" fo:border-right="0.035cm solid #000000" fo:border-top="none"/>
      <style:text-properties fo:font-size="12pt"/>
    </style:style>
    <style:style style:name="ce71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 fo:margin-left="0cm"/>
      <style:text-properties fo:font-size="12pt"/>
    </style:style>
    <style:style style:name="ce73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/>
      <style:paragraph-properties fo:text-align="center"/>
      <style:text-properties fo:color="#141312" fo:font-size="12pt"/>
    </style:style>
    <style:style style:name="ce74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75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76" style:family="table-cell" style:parent-style-name="Default" style:data-style-name="N2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fo:font-size="12pt" fo:font-weight="bold"/>
    </style:style>
    <style:style style:name="ce7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84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85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86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8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88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89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fo:font-size="12pt"/>
    </style:style>
    <style:style style:name="ce90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91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94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95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96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97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ize="12pt"/>
    </style:style>
    <style:style style:name="ce98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 fo:font-weight="bold"/>
    </style:style>
    <style:style style:name="ce99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00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color="#141312" fo:font-size="12pt"/>
    </style:style>
    <style:style style:name="ce102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fo:font-size="12pt"/>
    </style:style>
    <style:style style:name="ce103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07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08" style:family="table-cell" style:parent-style-name="Default">
      <style:table-cell-properties fo:border-bottom="none" fo:background-color="#9c9ec9" fo:border-left="none" fo:border-right="0.035cm solid #000000" fo:border-top="none"/>
      <style:text-properties fo:font-size="12pt"/>
    </style:style>
    <style:style style:name="ce109" style:family="table-cell" style:parent-style-name="Default">
      <style:table-cell-properties fo:border-bottom="none" fo:background-color="#9c9ec9" fo:border-left="none" fo:border-right="0.035cm solid #000000" fo:border-top="0.035cm solid #000000"/>
      <style:text-properties fo:font-size="12pt"/>
    </style:style>
    <style:style style:name="ce110" style:family="table-cell" style:parent-style-name="Default">
      <style:table-cell-properties fo:background-color="#9c9ec9"/>
      <style:text-properties fo:font-size="12pt"/>
    </style:style>
    <style:style style:name="ce111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12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none" fo:background-color="#a3ba79" fo:border-left="none" fo:border-right="0.035cm solid #000000" fo:border-top="none"/>
      <style:text-properties fo:font-size="12pt"/>
    </style:style>
    <style:style style:name="ce115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fo:color="#141312" style:font-name="Sans Serif" fo:font-size="12pt"/>
    </style:style>
    <style:style style:name="ce118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19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23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fo:font-size="12pt"/>
    </style:style>
    <style:style style:name="ce124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26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30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fo:font-size="12pt"/>
    </style:style>
    <style:style style:name="ce131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fo:font-size="12pt"/>
    </style:style>
    <style:style style:name="ce132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33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34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35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/>
    </style:style>
    <style:style style:name="ce137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/>
      <style:paragraph-properties fo:text-align="center"/>
      <style:text-properties fo:font-size="12pt"/>
    </style:style>
    <style:style style:name="ce138" style:family="table-cell" style:parent-style-name="Default">
      <style:table-cell-properties fo:border-bottom="none" fo:background-color="#e6c97e" fo:border-left="none" fo:border-right="none" fo:border-top="0.035cm solid #000000"/>
      <style:text-properties fo:font-size="12pt"/>
    </style:style>
    <style:style style:name="ce139" style:family="table-cell" style:parent-style-name="Default">
      <style:table-cell-properties fo:border-bottom="0.035cm solid #000000" fo:background-color="#e6c97e" fo:border-left="none" fo:border-right="none" fo:border-top="none"/>
      <style:text-properties fo:font-size="12pt"/>
    </style:style>
    <style:style style:name="ce140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fo:font-size="12pt"/>
    </style:style>
    <style:style style:name="ce14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size="12pt"/>
    </style:style>
    <style:style style:name="ce142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fo:font-size="12pt"/>
    </style:style>
    <style:style style:name="ce143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fo:font-size="12pt"/>
    </style:style>
    <style:style style:name="ce144" style:family="table-cell" style:parent-style-name="Default">
      <style:table-cell-properties fo:border-bottom="none" fo:background-color="#e6c97e" fo:border-left="none" fo:border-right="0.035cm solid #000000" fo:border-top="none"/>
      <style:text-properties fo:font-size="12pt"/>
    </style:style>
    <style:style style:name="ce145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fo:font-size="12pt"/>
    </style:style>
    <style:style style:name="ce146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147" style:family="table-cell" style:parent-style-name="Default">
      <style:table-cell-properties fo:border-bottom="none" fo:background-color="#e6c97e" fo:border-left="0.035cm solid #000000" fo:border-right="none" fo:border-top="none"/>
      <style:text-properties fo:font-size="12pt"/>
    </style:style>
    <style:style style:name="ce148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fo:font-size="12pt"/>
    </style:style>
    <style:style style:name="ce149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fo:font-size="12pt"/>
    </style:style>
    <style:style style:name="ce151" style:family="table-cell" style:parent-style-name="Default">
      <style:table-cell-properties fo:border-bottom="0.035cm solid #000000" fo:background-color="#9c9ec9" fo:border-left="none" fo:border-right="0.035cm solid #000000" fo:border-top="none"/>
      <style:text-properties fo:font-size="12pt"/>
    </style:style>
    <style:style style:name="ce152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/>
      <style:paragraph-properties fo:text-align="center" fo:margin-left="0cm"/>
      <style:text-properties fo:font-size="12pt"/>
    </style:style>
    <style:style style:name="ce153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12pt"/>
    </style:style>
    <style:style style:name="ce154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 fo:font-weight="bold"/>
    </style:style>
    <style:style style:name="ce155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fo:font-size="14pt" fo:font-weight="bold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4pt" fo:font-weight="bold"/>
    </style:style>
    <style:style style:name="ce157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fo:font-size="14pt" fo:font-weight="bold"/>
    </style:style>
    <style:style style:name="ce158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/>
    </style:style>
    <style:style style:name="ce159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/>
      <style:paragraph-properties fo:text-align="center" fo:margin-left="0cm"/>
      <style:text-properties fo:font-size="14pt"/>
    </style:style>
    <style:style style:name="ce160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4pt" fo:font-weight="bold"/>
    </style:style>
    <style:style style:name="ce161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162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16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fo:font-size="26pt"/>
    </style:style>
    <style:style style:name="ce164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/>
      <style:paragraph-properties fo:text-align="center" fo:margin-left="0cm"/>
      <style:text-properties fo:font-size="12pt"/>
    </style:style>
    <style:style style:name="ce165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/>
      <style:paragraph-properties fo:text-align="center"/>
      <style:text-properties fo:font-size="14pt"/>
    </style:style>
    <style:style style:name="ce166" style:family="table-cell" style:parent-style-name="Default">
      <style:table-cell-properties fo:border-bottom="0.035cm solid #000000" fo:background-color="#deb754" fo:border-left="none" fo:border-right="none" fo:border-top="none"/>
      <style:text-properties fo:font-size="12pt"/>
    </style:style>
    <style:style style:name="ce167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ize="12pt"/>
    </style:style>
    <style:style style:name="ce16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color="#141312" fo:font-size="12pt"/>
    </style:style>
    <style:style style:name="ce169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fo:font-size="26pt"/>
    </style:style>
    <style:style style:name="ce17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color="#141312" fo:font-size="12pt"/>
    </style:style>
    <style:style style:name="ce171" style:family="table-cell" style:parent-style-name="Default">
      <style:table-cell-properties fo:border-bottom="0.035cm solid #000000" fo:border-left="none" fo:border-right="none" fo:border-top="none"/>
      <style:text-properties fo:color="#141312" fo:font-size="12pt"/>
    </style:style>
    <style:style style:name="ce172" style:family="table-cell" style:parent-style-name="Default">
      <style:text-properties fo:font-weight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/>
      <style:paragraph-properties fo:text-align="center"/>
      <style:text-properties fo:color="#141312" fo:font-size="12pt"/>
    </style:style>
    <style:style style:name="ce17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2pt" fo:font-weight="bold"/>
    </style:style>
    <style:style style:name="ce17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/>
    </style:style>
    <style:style style:name="ce177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top"/>
      <style:paragraph-properties fo:text-align="center"/>
      <style:text-properties fo:font-size="14pt" fo:font-weight="bold"/>
    </style:style>
    <style:style style:name="ce17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 fo:font-weight="bold"/>
    </style:style>
    <style:style style:name="ce179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6pt"/>
    </style:style>
    <style:style style:name="ce180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18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size="12pt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fo:font-size="14pt" fo:font-weight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84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2pt"/>
    </style:style>
    <style:style style:name="ce185" style:family="table-cell" style:parent-style-name="Default">
      <style:table-cell-properties style:text-align-source="fix" style:repeat-content="false"/>
      <style:paragraph-properties fo:text-align="center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top"/>
      <style:paragraph-properties fo:text-align="center"/>
      <style:text-properties fo:font-size="14pt" fo:font-weight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18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fo:font-size="14pt" fo:font-weight="bold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4pt" fo:font-weight="bold"/>
    </style:style>
    <style:style style:name="ce190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9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/>
      <style:text-properties fo:font-size="12pt"/>
    </style:style>
    <style:style style:name="ce192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top"/>
      <style:paragraph-properties fo:text-align="center"/>
      <style:text-properties fo:font-size="12pt"/>
    </style:style>
    <style:style style:name="ce194" style:family="table-cell" style:parent-style-name="Default">
      <style:table-cell-properties style:text-align-source="fix" style:repeat-content="false"/>
      <style:paragraph-properties fo:text-align="center"/>
      <style:text-properties fo:font-size="14pt"/>
    </style:style>
    <style:style style:name="ce195" style:family="table-cell" style:parent-style-name="Default">
      <style:table-cell-properties fo:background-color="#ffffff" style:text-align-source="fix" style:repeat-content="false" fo:border="0.035cm solid #000000" style:vertical-align="middle"/>
      <style:paragraph-properties fo:text-align="center"/>
      <style:text-properties fo:color="#141312" fo:font-size="12pt"/>
    </style:style>
    <style:style style:name="ce19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color="#141312" fo:font-size="10pt"/>
    </style:style>
    <style:style style:name="ce197" style:family="table-cell" style:parent-style-name="Default">
      <style:text-properties fo:font-size="10pt"/>
    </style:style>
    <style:style style:name="ce198" style:family="table-cell" style:parent-style-name="Default">
      <style:table-cell-properties fo:border-bottom="none" fo:border-left="none" fo:border-right="none" fo:border-top="0.035cm solid #000000"/>
      <style:text-properties fo:font-size="12pt"/>
    </style:style>
    <style:style style:name="ce199" style:family="table-cell" style:parent-style-name="Default">
      <style:table-cell-properties fo:border-bottom="0.035cm solid #000000" fo:border-left="none" fo:border-right="none" fo:border-top="none"/>
      <style:text-properties fo:font-size="12pt"/>
    </style:style>
    <style:style style:name="ce200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2pt"/>
    </style:style>
    <style:style style:name="ce201" style:family="table-cell" style:parent-style-name="Default">
      <style:table-cell-properties fo:border-bottom="none" fo:border-left="none" fo:border-right="0.035cm solid #000000" fo:border-top="0.035cm solid #000000"/>
      <style:text-properties fo:font-size="12pt"/>
    </style:style>
    <style:style style:name="ce202" style:family="table-cell" style:parent-style-name="Default">
      <style:table-cell-properties fo:border-bottom="0.035cm solid #000000" fo:border-left="none" fo:border-right="0.035cm solid #000000" fo:border-top="none"/>
      <style:text-properties fo:font-size="12pt"/>
    </style:style>
    <style:style style:name="ce203" style:family="table-cell" style:parent-style-name="Default">
      <style:table-cell-properties fo:border-bottom="none" fo:border-left="0.035cm solid #000000" fo:border-right="none" fo:border-top="none"/>
      <style:text-properties fo:font-size="12pt"/>
    </style:style>
    <style:style style:name="ce204" style:family="table-cell" style:parent-style-name="Default">
      <style:table-cell-properties fo:border-bottom="0.035cm solid #000000" fo:border-left="0.035cm solid #000000" fo:border-right="none" fo:border-top="none"/>
      <style:text-properties fo:font-size="12pt"/>
    </style:style>
    <style:style style:name="ce205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fo:font-size="14pt"/>
    </style:style>
    <style:style style:name="ce20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bottom"/>
      <style:paragraph-properties fo:text-align="center"/>
      <style:text-properties fo:font-size="14pt"/>
    </style:style>
    <style:style style:name="ce207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bottom"/>
      <style:paragraph-properties fo:text-align="center"/>
      <style:text-properties fo:font-size="14pt" fo:font-weight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top"/>
      <style:paragraph-properties fo:text-align="center"/>
      <style:text-properties fo:font-size="14pt"/>
    </style:style>
    <style:style style:name="ce20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fo:font-size="14pt" fo:font-weight="bold"/>
    </style:style>
    <style:style style:name="ce2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size="26pt"/>
    </style:style>
    <style:style style:name="ce21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2pt" fo:font-weight="bold"/>
    </style:style>
    <style:style style:name="ce21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center"/>
      <style:text-properties fo:font-size="14pt" fo:font-weight="bold"/>
    </style:style>
    <style:style style:name="ce213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ize="12pt"/>
    </style:style>
    <style:style style:name="ce21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fo:font-size="26pt"/>
    </style:style>
    <style:style style:name="ta_extref" style:family="table">
      <style:table-properties table:display="false"/>
    </style:style>
  </office:automatic-styles>
  <office:body>
    <office:spreadsheet>
      <table:table table:name="Farbig" table:style-name="ta1"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3" table:number-rows-spanned="1">
            <text:p>⇥</text:p>
          </table:table-cell>
          <table:covered-table-cell table:style-name="ce20"/>
          <table:covered-table-cell table:style-name="ce20"/>
          <table:table-cell table:style-name="ce36" office:value-type="string" table:number-columns-spanned="3" table:number-rows-spanned="1">
            <text:p>⇤</text:p>
          </table:table-cell>
          <table:covered-table-cell table:style-name="ce20"/>
          <table:covered-table-cell table:style-name="ce36"/>
          <table:table-cell table:style-name="ce56" office:value-type="string" table:number-columns-spanned="3" table:number-rows-spanned="1">
            <text:p>/</text:p>
          </table:table-cell>
          <table:covered-table-cell table:style-name="ce65"/>
          <table:covered-table-cell table:style-name="ce65"/>
          <table:table-cell table:style-name="ce73" table:number-columns-spanned="3" table:number-rows-spanned="1"/>
          <table:covered-table-cell table:style-name="ce65"/>
          <table:covered-table-cell table:style-name="ce73"/>
          <table:table-cell table:style-name="ce56" office:value-type="string" table:number-columns-spanned="3" table:number-rows-spanned="1">
            <text:p>*</text:p>
          </table:table-cell>
          <table:covered-table-cell table:style-name="ce65"/>
          <table:covered-table-cell table:style-name="ce65"/>
          <table:table-cell table:style-name="ce73" table:number-columns-spanned="3" table:number-rows-spanned="1"/>
          <table:covered-table-cell table:style-name="ce65"/>
          <table:covered-table-cell table:style-name="ce73"/>
          <table:table-cell table:style-name="ce56" office:value-type="string" table:number-columns-spanned="3" table:number-rows-spanned="1">
            <text:p>-</text:p>
          </table:table-cell>
          <table:covered-table-cell table:style-name="ce65"/>
          <table:covered-table-cell table:style-name="ce65"/>
          <table:table-cell table:style-name="ce108" table:number-columns-spanned="3" table:number-rows-spanned="1"/>
          <table:covered-table-cell table:style-name="ce110"/>
          <table:covered-table-cell table:style-name="ce108"/>
          <table:table-cell table:number-columns-repeated="231"/>
        </table:table-row>
        <table:table-row table:style-name="ro1">
          <table:table-cell/>
          <table:table-cell table:style-name="ce3" office:value-type="string" table:number-columns-spanned="3" table:number-rows-spanned="1">
            <text:p>=</text:p>
          </table:table-cell>
          <table:covered-table-cell table:style-name="ce20"/>
          <table:covered-table-cell table:style-name="ce20"/>
          <table:table-cell table:style-name="ce36" office:value-type="string" table:number-columns-spanned="3" table:number-rows-spanned="1">
            <text:p>≠</text:p>
          </table:table-cell>
          <table:covered-table-cell table:style-name="ce20"/>
          <table:covered-table-cell table:style-name="ce36"/>
          <table:table-cell table:style-name="ce57" office:value-type="string" table:number-columns-spanned="3" table:number-rows-spanned="1">
            <text:p>÷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⁄</text:p>
          </table:table-cell>
          <table:covered-table-cell table:style-name="ce66"/>
          <table:covered-table-cell table:style-name="ce74"/>
          <table:table-cell table:style-name="ce57" office:value-type="string" table:number-columns-spanned="3" table:number-rows-spanned="1">
            <text:p>⋅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×</text:p>
          </table:table-cell>
          <table:covered-table-cell table:style-name="ce66"/>
          <table:covered-table-cell table:style-name="ce74"/>
          <table:table-cell table:style-name="ce57" office:value-type="string" table:number-columns-spanned="3" table:number-rows-spanned="1">
            <text:p>−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∖</text:p>
          </table:table-cell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4" office:value-type="string" table:number-columns-spanned="3" table:number-rows-spanned="1">
            <text:p>≈</text:p>
          </table:table-cell>
          <table:covered-table-cell table:style-name="ce21"/>
          <table:covered-table-cell table:style-name="ce21"/>
          <table:table-cell table:style-name="ce37" office:value-type="string" table:number-columns-spanned="3" table:number-rows-spanned="1">
            <text:p>≡</text:p>
          </table:table-cell>
          <table:covered-table-cell table:style-name="ce21"/>
          <table:covered-table-cell table:style-name="ce37"/>
          <table:table-cell table:style-name="ce58" office:value-type="string" table:number-columns-spanned="3" table:number-rows-spanned="1">
            <text:p>⌀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∣</text:p>
          </table:table-cell>
          <table:covered-table-cell table:style-name="ce67"/>
          <table:covered-table-cell table:style-name="ce75"/>
          <table:table-cell table:style-name="ce58" office:value-type="string" table:number-columns-spanned="3" table:number-rows-spanned="1">
            <text:p>⊙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⊗</text:p>
          </table:table-cell>
          <table:covered-table-cell table:style-name="ce67"/>
          <table:covered-table-cell table:style-name="ce75"/>
          <table:table-cell table:style-name="ce58" office:value-type="string" table:number-columns-spanned="3" table:number-rows-spanned="1">
            <text:p>⊖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∸</text:p>
          </table:table-cell>
          <table:covered-table-cell table:style-name="ce67"/>
          <table:covered-table-cell table:style-name="ce75"/>
          <table:table-cell table:number-columns-repeated="231"/>
        </table:table-row>
        <table:table-row table:style-name="ro1">
          <table:table-cell/>
          <table:table-cell table:style-name="ce5" office:value-type="float" office:value="7" table:number-columns-spanned="3" table:number-rows-spanned="1">
            <text:p>7</text:p>
          </table:table-cell>
          <table:covered-table-cell table:style-name="ce22"/>
          <table:covered-table-cell table:style-name="ce22"/>
          <table:table-cell table:style-name="ce38" office:value-type="string" table:number-columns-spanned="3" table:number-rows-spanned="1">
            <text:p>✔</text:p>
          </table:table-cell>
          <table:covered-table-cell table:style-name="ce22"/>
          <table:covered-table-cell table:style-name="ce43"/>
          <table:table-cell table:style-name="ce8" office:value-type="float" office:value="8" table:number-columns-spanned="3" table:number-rows-spanned="1">
            <text:p>8</text:p>
          </table:table-cell>
          <table:covered-table-cell table:style-name="ce22"/>
          <table:covered-table-cell table:style-name="ce22"/>
          <table:table-cell table:style-name="ce43" office:value-type="string" table:number-columns-spanned="3" table:number-rows-spanned="1">
            <text:p>✘</text:p>
          </table:table-cell>
          <table:covered-table-cell table:style-name="ce22"/>
          <table:covered-table-cell table:style-name="ce43"/>
          <table:table-cell table:style-name="ce8" office:value-type="float" office:value="9" table:number-columns-spanned="3" table:number-rows-spanned="1">
            <text:p>9</text:p>
          </table:table-cell>
          <table:covered-table-cell table:style-name="ce22"/>
          <table:covered-table-cell table:style-name="ce22"/>
          <table:table-cell table:style-name="ce43" office:value-type="string" table:number-columns-spanned="3" table:number-rows-spanned="1">
            <text:p>†</text:p>
          </table:table-cell>
          <table:covered-table-cell table:style-name="ce22"/>
          <table:covered-table-cell table:style-name="ce43"/>
          <table:table-cell table:style-name="ce8" office:value-type="string" table:number-columns-spanned="3" table:number-rows-spanned="2">
            <text:p>+</text:p>
          </table:table-cell>
          <table:covered-table-cell table:style-name="ce104"/>
          <table:covered-table-cell table:style-name="ce104"/>
          <table:table-cell table:style-name="ce109" table:number-columns-spanned="3" table:number-rows-spanned="2"/>
          <table:covered-table-cell table:style-name="ce104"/>
          <table:covered-table-cell table:style-name="ce111"/>
          <table:table-cell table:number-columns-repeated="231"/>
        </table:table-row>
        <table:table-row table:style-name="ro1">
          <table:table-cell/>
          <table:table-cell table:style-name="ce6" office:value-type="string" table:number-columns-spanned="3" table:number-rows-spanned="1">
            <text:p>↕</text:p>
          </table:table-cell>
          <table:covered-table-cell table:style-name="ce23"/>
          <table:covered-table-cell table:style-name="ce23"/>
          <table:table-cell table:style-name="ce39" office:value-type="string" table:number-columns-spanned="3" table:number-rows-spanned="1">
            <text:p>⇱</text:p>
          </table:table-cell>
          <table:covered-table-cell table:style-name="ce23"/>
          <table:covered-table-cell table:style-name="ce44"/>
          <table:table-cell table:style-name="ce6" office:value-type="string" table:number-columns-spanned="3" table:number-rows-spanned="1">
            <text:p>↑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⇡</text:p>
          </table:table-cell>
          <table:covered-table-cell table:style-name="ce23"/>
          <table:covered-table-cell table:style-name="ce44"/>
          <table:table-cell table:style-name="ce6" office:value-type="string" table:number-columns-spanned="3" table:number-rows-spanned="1">
            <text:p>⃗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⇞</text:p>
          </table:table-cell>
          <table:covered-table-cell table:style-name="ce23"/>
          <table:covered-table-cell table:style-name="ce44"/>
          <table:covered-table-cell table:style-name="ce57"/>
          <table:covered-table-cell table:style-name="ce66"/>
          <table:covered-table-cell table:style-name="ce66"/>
          <table:covered-table-cell table:style-name="ce74"/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7" office:value-type="string" table:number-columns-spanned="3" table:number-rows-spanned="1">
            <text:p>≪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⌈</text:p>
          </table:table-cell>
          <table:covered-table-cell table:style-name="ce24"/>
          <table:covered-table-cell table:style-name="ce40"/>
          <table:table-cell table:style-name="ce7" office:value-type="string" table:number-columns-spanned="3" table:number-rows-spanned="1">
            <text:p>∩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⋂</text:p>
          </table:table-cell>
          <table:covered-table-cell table:style-name="ce24"/>
          <table:covered-table-cell table:style-name="ce40"/>
          <table:table-cell table:style-name="ce7" office:value-type="string" table:number-columns-spanned="3" table:number-rows-spanned="1">
            <text:p>≫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⌉</text:p>
          </table:table-cell>
          <table:covered-table-cell table:style-name="ce24"/>
          <table:covered-table-cell table:style-name="ce40"/>
          <table:table-cell table:style-name="ce66" office:value-type="string" table:number-columns-spanned="3" table:number-rows-spanned="2">
            <text:p>±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2">
            <text:p>∓</text:p>
          </table:table-cell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8" office:value-type="float" office:value="4" table:number-columns-spanned="3" table:number-rows-spanned="1">
            <text:p>4</text:p>
          </table:table-cell>
          <table:covered-table-cell table:style-name="ce22"/>
          <table:covered-table-cell table:style-name="ce22"/>
          <table:table-cell table:style-name="ce41" office:value-type="string" table:number-columns-spanned="3" table:number-rows-spanned="1">
            <text:p>♣</text:p>
          </table:table-cell>
          <table:covered-table-cell table:style-name="ce22"/>
          <table:covered-table-cell table:style-name="ce43"/>
          <table:table-cell table:style-name="ce8" office:value-type="float" office:value="5" table:number-columns-spanned="3" table:number-rows-spanned="1">
            <text:p>5</text:p>
          </table:table-cell>
          <table:covered-table-cell table:style-name="ce22"/>
          <table:covered-table-cell table:style-name="ce22"/>
          <table:table-cell table:style-name="ce76" office:value-type="string" table:number-columns-spanned="3" table:number-rows-spanned="1">
            <text:p>€</text:p>
          </table:table-cell>
          <table:covered-table-cell table:style-name="ce22"/>
          <table:covered-table-cell table:style-name="ce43"/>
          <table:table-cell table:style-name="ce8" office:value-type="float" office:value="6" table:number-columns-spanned="3" table:number-rows-spanned="1">
            <text:p>6</text:p>
          </table:table-cell>
          <table:covered-table-cell table:style-name="ce22"/>
          <table:covered-table-cell table:style-name="ce22"/>
          <table:table-cell table:style-name="ce97" office:value-type="string" table:number-columns-spanned="3" table:number-rows-spanned="1">
            <text:p>‣</text:p>
          </table:table-cell>
          <table:covered-table-cell table:style-name="ce22"/>
          <table:covered-table-cell table:style-name="ce43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6" office:value-type="string" table:number-columns-spanned="3" table:number-rows-spanned="1">
            <text:p>←</text:p>
          </table:table-cell>
          <table:covered-table-cell table:style-name="ce23"/>
          <table:covered-table-cell table:style-name="ce23"/>
          <table:table-cell table:style-name="ce42" office:value-type="string" table:number-columns-spanned="3" table:number-rows-spanned="1">
            <text:p>⇠</text:p>
          </table:table-cell>
          <table:covered-table-cell table:style-name="ce23"/>
          <table:covered-table-cell table:style-name="ce44"/>
          <table:table-cell table:style-name="ce59" office:value-type="string" table:number-columns-spanned="3" table:number-rows-spanned="1">
            <text:p>¦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bg</text:p>
          </table:table-cell>
          <table:covered-table-cell table:style-name="ce23"/>
          <table:covered-table-cell table:style-name="ce44"/>
          <table:table-cell table:style-name="ce6" office:value-type="string" table:number-columns-spanned="3" table:number-rows-spanned="1">
            <text:p>→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⇢</text:p>
          </table:table-cell>
          <table:covered-table-cell table:style-name="ce23"/>
          <table:covered-table-cell table:style-name="ce44"/>
          <table:table-cell table:style-name="ce66" office:value-type="string" table:number-columns-spanned="3" table:number-rows-spanned="2">
            <text:p>⊕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2">
            <text:p>∔</text:p>
          </table:table-cell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9" office:value-type="string" table:number-columns-spanned="3" table:number-rows-spanned="1">
            <text:p>⊂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⊆</text:p>
          </table:table-cell>
          <table:covered-table-cell table:style-name="ce24"/>
          <table:covered-table-cell table:style-name="ce40"/>
          <table:table-cell table:style-name="ce7" office:value-type="string" table:number-columns-spanned="3" table:number-rows-spanned="1">
            <text:p>⊶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⊷</text:p>
          </table:table-cell>
          <table:covered-table-cell table:style-name="ce24"/>
          <table:covered-table-cell table:style-name="ce40"/>
          <table:table-cell table:style-name="ce9" office:value-type="string" table:number-columns-spanned="3" table:number-rows-spanned="1">
            <text:p>⊃</text:p>
          </table:table-cell>
          <table:covered-table-cell table:style-name="ce24"/>
          <table:covered-table-cell table:style-name="ce24"/>
          <table:table-cell table:style-name="ce98" office:value-type="string" table:number-columns-spanned="3" table:number-rows-spanned="1">
            <text:p>⊇</text:p>
          </table:table-cell>
          <table:covered-table-cell table:style-name="ce24"/>
          <table:covered-table-cell table:style-name="ce40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74"/>
          <table:table-cell table:number-columns-repeated="231"/>
        </table:table-row>
        <table:table-row table:style-name="ro1">
          <table:table-cell/>
          <table:table-cell table:style-name="ce8" office:value-type="float" office:value="1" table:number-columns-spanned="3" table:number-rows-spanned="1">
            <text:p>1</text:p>
          </table:table-cell>
          <table:covered-table-cell table:style-name="ce22"/>
          <table:covered-table-cell table:style-name="ce22"/>
          <table:table-cell table:style-name="ce43" office:value-type="string" table:number-columns-spanned="3" table:number-rows-spanned="1">
            <text:p>♦</text:p>
          </table:table-cell>
          <table:covered-table-cell table:style-name="ce22"/>
          <table:covered-table-cell table:style-name="ce43"/>
          <table:table-cell table:style-name="ce8" office:value-type="float" office:value="2" table:number-columns-spanned="3" table:number-rows-spanned="1">
            <text:p>2</text:p>
          </table:table-cell>
          <table:covered-table-cell table:style-name="ce22"/>
          <table:covered-table-cell table:style-name="ce22"/>
          <table:table-cell table:style-name="ce43" office:value-type="string" table:number-columns-spanned="3" table:number-rows-spanned="1">
            <text:p>♥</text:p>
          </table:table-cell>
          <table:covered-table-cell table:style-name="ce22"/>
          <table:covered-table-cell table:style-name="ce43"/>
          <table:table-cell table:style-name="ce8" office:value-type="float" office:value="3" table:number-columns-spanned="3" table:number-rows-spanned="1">
            <text:p>3</text:p>
          </table:table-cell>
          <table:covered-table-cell table:style-name="ce22"/>
          <table:covered-table-cell table:style-name="ce22"/>
          <table:table-cell table:style-name="ce43" office:value-type="string" table:number-columns-spanned="3" table:number-rows-spanned="1">
            <text:p>♠</text:p>
          </table:table-cell>
          <table:covered-table-cell table:style-name="ce22"/>
          <table:covered-table-cell table:style-name="ce43"/>
          <table:table-cell table:style-name="ce101" office:value-type="string" table:number-columns-spanned="6" table:number-rows-spanned="6">
            <text:p>↲</text:p>
          </table:table-cell>
          <table:covered-table-cell table:style-name="ce91"/>
          <table:covered-table-cell table:style-name="ce91"/>
          <table:covered-table-cell table:style-name="ce87"/>
          <table:covered-table-cell table:style-name="ce91"/>
          <table:covered-table-cell table:style-name="ce87"/>
          <table:table-cell table:number-columns-repeated="231"/>
        </table:table-row>
        <table:table-row table:style-name="ro1">
          <table:table-cell/>
          <table:table-cell table:style-name="ce6" office:value-type="string" table:number-columns-spanned="3" table:number-rows-spanned="1">
            <text:p>↔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⇲</text:p>
          </table:table-cell>
          <table:covered-table-cell table:style-name="ce23"/>
          <table:covered-table-cell table:style-name="ce44"/>
          <table:table-cell table:style-name="ce6" office:value-type="string" table:number-columns-spanned="3" table:number-rows-spanned="1">
            <text:p>↓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⇣</text:p>
          </table:table-cell>
          <table:covered-table-cell table:style-name="ce23"/>
          <table:covered-table-cell table:style-name="ce44"/>
          <table:table-cell table:style-name="ce6" office:value-type="string" table:number-columns-spanned="3" table:number-rows-spanned="1">
            <text:p>⇌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⇟</text:p>
          </table:table-cell>
          <table:covered-table-cell table:style-name="ce23"/>
          <table:covered-table-cell table:style-name="ce44"/>
          <table:covered-table-cell table:style-name="ce61"/>
          <table:covered-table-cell table:style-name="ce92"/>
          <table:covered-table-cell table:style-name="ce92"/>
          <table:covered-table-cell table:style-name="ce78"/>
          <table:covered-table-cell table:style-name="ce92"/>
          <table:covered-table-cell table:style-name="ce78"/>
          <table:table-cell table:number-columns-repeated="231"/>
        </table:table-row>
        <table:table-row table:style-name="ro1">
          <table:table-cell/>
          <table:table-cell table:style-name="ce7" office:value-type="string" table:number-columns-spanned="3" table:number-rows-spanned="1">
            <text:p>≤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⌊</text:p>
          </table:table-cell>
          <table:covered-table-cell table:style-name="ce24"/>
          <table:covered-table-cell table:style-name="ce40"/>
          <table:table-cell table:style-name="ce7" office:value-type="string" table:number-columns-spanned="3" table:number-rows-spanned="1">
            <text:p>∪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⋃</text:p>
          </table:table-cell>
          <table:covered-table-cell table:style-name="ce24"/>
          <table:covered-table-cell table:style-name="ce40"/>
          <table:table-cell table:style-name="ce7" office:value-type="string" table:number-columns-spanned="3" table:number-rows-spanned="1">
            <text:p>≥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⌋</text:p>
          </table:table-cell>
          <table:covered-table-cell table:style-name="ce24"/>
          <table:covered-table-cell table:style-name="ce40"/>
          <table:covered-table-cell table:style-name="ce61"/>
          <table:covered-table-cell table:style-name="ce92"/>
          <table:covered-table-cell table:style-name="ce92"/>
          <table:covered-table-cell table:style-name="ce78"/>
          <table:covered-table-cell table:style-name="ce92"/>
          <table:covered-table-cell table:style-name="ce78"/>
          <table:table-cell table:number-columns-repeated="231"/>
        </table:table-row>
        <table:table-row table:style-name="ro1">
          <table:table-cell/>
          <table:table-cell table:style-name="ce8" office:value-type="float" office:value="0" table:number-columns-spanned="6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3" office:value-type="string" table:number-columns-spanned="6" table:number-rows-spanned="1">
            <text:p>␣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43"/>
          <table:table-cell table:style-name="ce8" office:value-type="string" table:number-columns-spanned="3" table:number-rows-spanned="1">
            <text:p>,</text:p>
          </table:table-cell>
          <table:covered-table-cell table:style-name="ce91"/>
          <table:covered-table-cell table:style-name="ce91"/>
          <table:table-cell table:style-name="ce87" office:value-type="string" table:number-columns-spanned="3" table:number-rows-spanned="1">
            <text:p>.</text:p>
          </table:table-cell>
          <table:covered-table-cell table:style-name="ce91"/>
          <table:covered-table-cell table:style-name="ce87"/>
          <table:covered-table-cell table:style-name="ce61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78"/>
          <table:table-cell table:number-columns-repeated="231"/>
        </table:table-row>
        <table:table-row table:style-name="ro1">
          <table:table-cell/>
          <table:table-cell table:style-name="ce6" office:value-type="string" table:number-columns-spanned="6" table:number-rows-spanned="1">
            <text:p>%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44" office:value-type="string" table:number-columns-spanned="6" table:number-rows-spanned="1">
            <text:p>⎀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44"/>
          <table:table-cell table:style-name="ce61" table:number-columns-spanned="3" table:number-rows-spanned="1"/>
          <table:covered-table-cell table:style-name="ce92"/>
          <table:covered-table-cell table:style-name="ce92"/>
          <table:table-cell table:style-name="ce78" office:value-type="string" table:number-columns-spanned="3" table:number-rows-spanned="1">
            <text:p>⌦</text:p>
          </table:table-cell>
          <table:covered-table-cell table:style-name="ce92"/>
          <table:covered-table-cell table:style-name="ce78"/>
          <table:covered-table-cell table:style-name="ce62"/>
          <table:covered-table-cell table:style-name="ce92"/>
          <table:covered-table-cell table:style-name="ce92"/>
          <table:covered-table-cell table:style-name="ce79"/>
          <table:covered-table-cell table:style-name="ce92"/>
          <table:covered-table-cell table:style-name="ce78"/>
          <table:table-cell table:number-columns-repeated="231"/>
        </table:table-row>
        <table:table-row table:style-name="ro1">
          <table:table-cell/>
          <table:table-cell table:style-name="ce7" office:value-type="string" table:number-columns-spanned="6" table:number-rows-spanned="1">
            <text:p>‰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40" office:value-type="string" table:number-columns-spanned="6" table:number-rows-spanned="1">
            <text:p>□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40"/>
          <table:table-cell table:style-name="ce62" office:value-type="string" table:number-columns-spanned="3" table:number-rows-spanned="1">
            <text:p>′</text:p>
          </table:table-cell>
          <table:covered-table-cell table:style-name="ce93"/>
          <table:covered-table-cell table:style-name="ce93"/>
          <table:table-cell table:style-name="ce79" office:value-type="string" table:number-columns-spanned="3" table:number-rows-spanned="1">
            <text:p>″</text:p>
          </table:table-cell>
          <table:covered-table-cell table:style-name="ce93"/>
          <table:covered-table-cell table:style-name="ce79"/>
          <table:covered-table-cell table:style-name="ce62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79"/>
          <table:table-cell table:number-columns-repeated="231"/>
        </table:table-row>
        <table:table-row table:style-name="ro1">
          <table:table-cell table:number-columns-repeated="93"/>
          <table:table-cell table:style-name="ce171" table:number-columns-repeated="24"/>
          <table:table-cell table:number-columns-repeated="139"/>
        </table:table-row>
        <table:table-row table:style-name="ro1">
          <table:table-cell/>
          <table:table-cell table:style-name="ce10" office:value-type="string" table:number-columns-spanned="3" table:number-rows-spanned="1">
            <text:p>ˆ</text:p>
          </table:table-cell>
          <table:covered-table-cell table:style-name="ce25"/>
          <table:covered-table-cell table:style-name="ce25"/>
          <table:table-cell table:style-name="ce45" office:value-type="string" table:number-columns-spanned="3" table:number-rows-spanned="1">
            <text:p>˜</text:p>
          </table:table-cell>
          <table:covered-table-cell table:style-name="ce25"/>
          <table:covered-table-cell table:style-name="ce52"/>
          <table:table-cell table:style-name="ce60" office:value-type="float" office:value="1" table:number-columns-spanned="3" table:number-rows-spanned="1">
            <text:p>1</text:p>
          </table:table-cell>
          <table:covered-table-cell table:style-name="ce28"/>
          <table:covered-table-cell table:style-name="ce28"/>
          <table:table-cell table:style-name="ce77" office:value-type="string" table:number-columns-spanned="3" table:number-rows-spanned="1">
            <text:p>°</text:p>
          </table:table-cell>
          <table:covered-table-cell table:style-name="ce28"/>
          <table:covered-table-cell table:style-name="ce69"/>
          <table:table-cell table:style-name="ce60" office:value-type="float" office:value="2" table:number-columns-spanned="3" table:number-rows-spanned="1">
            <text:p>2</text:p>
          </table:table-cell>
          <table:covered-table-cell table:style-name="ce28"/>
          <table:covered-table-cell table:style-name="ce28"/>
          <table:table-cell table:style-name="ce87" office:value-type="string" table:number-columns-spanned="3" table:number-rows-spanned="1">
            <text:p>§</text:p>
          </table:table-cell>
          <table:covered-table-cell table:style-name="ce28"/>
          <table:covered-table-cell table:style-name="ce69"/>
          <table:table-cell table:style-name="ce60" office:value-type="float" office:value="3" table:number-columns-spanned="3" table:number-rows-spanned="1">
            <text:p>3</text:p>
          </table:table-cell>
          <table:covered-table-cell table:style-name="ce28"/>
          <table:covered-table-cell table:style-name="ce28"/>
          <table:table-cell table:style-name="ce43" office:value-type="string" table:number-columns-spanned="3" table:number-rows-spanned="1">
            <text:p>ℓ</text:p>
          </table:table-cell>
          <table:covered-table-cell table:style-name="ce28"/>
          <table:covered-table-cell table:style-name="ce69"/>
          <table:table-cell table:style-name="ce60" office:value-type="float" office:value="4" table:number-columns-spanned="3" table:number-rows-spanned="1">
            <text:p>4</text:p>
          </table:table-cell>
          <table:covered-table-cell table:style-name="ce28"/>
          <table:covered-table-cell table:style-name="ce28"/>
          <table:table-cell table:style-name="ce111" office:value-type="string" table:number-columns-spanned="3" table:number-rows-spanned="1">
            <text:p>»</text:p>
          </table:table-cell>
          <table:covered-table-cell table:style-name="ce28"/>
          <table:covered-table-cell table:style-name="ce69"/>
          <table:table-cell table:style-name="ce60" office:value-type="float" office:value="5" table:number-columns-spanned="3" table:number-rows-spanned="1">
            <text:p>5</text:p>
          </table:table-cell>
          <table:covered-table-cell table:style-name="ce130"/>
          <table:covered-table-cell table:style-name="ce130"/>
          <table:table-cell table:style-name="ce127" office:value-type="string" table:number-columns-spanned="3" table:number-rows-spanned="1">
            <text:p>«</text:p>
          </table:table-cell>
          <table:covered-table-cell table:style-name="ce130"/>
          <table:covered-table-cell table:style-name="ce133"/>
          <table:table-cell table:style-name="ce60" office:value-type="float" office:value="6" table:number-columns-spanned="3" table:number-rows-spanned="1">
            <text:p>6</text:p>
          </table:table-cell>
          <table:covered-table-cell table:style-name="ce130"/>
          <table:covered-table-cell table:style-name="ce130"/>
          <table:table-cell table:style-name="ce127" office:value-type="string" table:number-columns-spanned="3" table:number-rows-spanned="1">
            <text:p>$</text:p>
          </table:table-cell>
          <table:covered-table-cell table:style-name="ce130"/>
          <table:covered-table-cell table:style-name="ce133"/>
          <table:table-cell table:style-name="ce60" office:value-type="float" office:value="7" table:number-columns-spanned="3" table:number-rows-spanned="1">
            <text:p>7</text:p>
          </table:table-cell>
          <table:covered-table-cell table:style-name="ce130"/>
          <table:covered-table-cell table:style-name="ce130"/>
          <table:table-cell table:style-name="ce127" office:value-type="string" table:number-columns-spanned="3" table:number-rows-spanned="1">
            <text:p>€</text:p>
          </table:table-cell>
          <table:covered-table-cell table:style-name="ce130"/>
          <table:covered-table-cell table:style-name="ce133"/>
          <table:table-cell table:style-name="ce60" office:value-type="float" office:value="8" table:number-columns-spanned="3" table:number-rows-spanned="1">
            <text:p>8</text:p>
          </table:table-cell>
          <table:covered-table-cell table:style-name="ce130"/>
          <table:covered-table-cell table:style-name="ce130"/>
          <table:table-cell table:style-name="ce127" office:value-type="string" table:number-columns-spanned="3" table:number-rows-spanned="1">
            <text:p>„</text:p>
          </table:table-cell>
          <table:covered-table-cell table:style-name="ce130"/>
          <table:covered-table-cell table:style-name="ce69"/>
          <table:table-cell table:style-name="ce60" office:value-type="float" office:value="9" table:number-columns-spanned="3" table:number-rows-spanned="1">
            <text:p>9</text:p>
          </table:table-cell>
          <table:covered-table-cell table:style-name="ce28"/>
          <table:covered-table-cell table:style-name="ce28"/>
          <table:table-cell table:style-name="ce111" office:value-type="string" table:number-columns-spanned="3" table:number-rows-spanned="1">
            <text:p>“</text:p>
          </table:table-cell>
          <table:covered-table-cell table:style-name="ce28"/>
          <table:covered-table-cell table:style-name="ce69"/>
          <table:table-cell table:style-name="ce60" office:value-type="float" office:value="0" table:number-columns-spanned="3" table:number-rows-spanned="1">
            <text:p>0</text:p>
          </table:table-cell>
          <table:covered-table-cell table:style-name="ce28"/>
          <table:covered-table-cell table:style-name="ce28"/>
          <table:table-cell table:style-name="ce43" office:value-type="string" table:number-columns-spanned="3" table:number-rows-spanned="1">
            <text:p>”</text:p>
          </table:table-cell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-</text:p>
          </table:table-cell>
          <table:covered-table-cell table:style-name="ce28"/>
          <table:covered-table-cell table:style-name="ce28"/>
          <table:table-cell table:style-name="ce153" office:value-type="string" table:number-columns-spanned="3" table:number-rows-spanned="1">
            <text:p>—</text:p>
          </table:table-cell>
          <table:covered-table-cell table:style-name="ce71"/>
          <table:covered-table-cell table:style-name="ce83"/>
          <table:table-cell table:style-name="ce10" office:value-type="string" table:number-columns-spanned="3" table:number-rows-spanned="1">
            <text:p>`</text:p>
          </table:table-cell>
          <table:covered-table-cell table:style-name="ce156"/>
          <table:covered-table-cell table:style-name="ce156"/>
          <table:table-cell table:style-name="ce45" office:value-type="string" table:number-columns-spanned="3" table:number-rows-spanned="1">
            <text:p>↻</text:p>
          </table:table-cell>
          <table:covered-table-cell table:style-name="ce156"/>
          <table:covered-table-cell table:style-name="ce160"/>
          <table:table-cell table:style-name="ce163" office:value-type="string" table:number-columns-spanned="12" table:number-rows-spanned="3">
            <text:p>⌫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170"/>
          <table:table-cell table:style-name="ce35"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1" office:value-type="string" table:number-columns-spanned="3" table:number-rows-spanned="1">
            <text:p>˚</text:p>
          </table:table-cell>
          <table:covered-table-cell table:style-name="ce26"/>
          <table:covered-table-cell table:style-name="ce26"/>
          <table:table-cell table:style-name="ce46" office:value-type="string" table:number-columns-spanned="3" table:number-rows-spanned="1">
            <text:p>ˇ</text:p>
          </table:table-cell>
          <table:covered-table-cell table:style-name="ce26"/>
          <table:covered-table-cell table:style-name="ce53"/>
          <table:table-cell table:style-name="ce61" office:value-type="string" table:number-columns-spanned="3" table:number-rows-spanned="1">
            <text:p>¹</text:p>
          </table:table-cell>
          <table:covered-table-cell table:style-name="ce35"/>
          <table:covered-table-cell table:style-name="ce35"/>
          <table:table-cell table:style-name="ce78" office:value-type="string" table:number-columns-spanned="3" table:number-rows-spanned="1">
            <text:p>ª</text:p>
          </table:table-cell>
          <table:covered-table-cell table:style-name="ce35"/>
          <table:covered-table-cell table:style-name="ce63"/>
          <table:table-cell table:style-name="ce61" office:value-type="string" table:number-columns-spanned="3" table:number-rows-spanned="1">
            <text:p>²</text:p>
          </table:table-cell>
          <table:covered-table-cell table:style-name="ce35"/>
          <table:covered-table-cell table:style-name="ce35"/>
          <table:table-cell table:style-name="ce78" office:value-type="string" table:number-columns-spanned="3" table:number-rows-spanned="1">
            <text:p>º</text:p>
          </table:table-cell>
          <table:covered-table-cell table:style-name="ce35"/>
          <table:covered-table-cell table:style-name="ce63"/>
          <table:table-cell table:style-name="ce6" office:value-type="string" table:number-columns-spanned="3" table:number-rows-spanned="1">
            <text:p>³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№</text:p>
          </table:table-cell>
          <table:covered-table-cell table:style-name="ce23"/>
          <table:covered-table-cell table:style-name="ce44"/>
          <table:table-cell table:style-name="ce57" office:value-type="string" table:number-columns-spanned="3" table:number-rows-spanned="1">
            <text:p>›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⇞</text:p>
          </table:table-cell>
          <table:covered-table-cell table:style-name="ce66"/>
          <table:covered-table-cell table:style-name="ce74"/>
          <table:table-cell table:style-name="ce121" office:value-type="string" table:number-columns-spanned="3" table:number-rows-spanned="1">
            <text:p>‹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·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¢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£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¥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¤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‚</text:p>
          </table:table-cell>
          <table:covered-table-cell table:style-name="ce123"/>
          <table:covered-table-cell table:style-name="ce123"/>
          <table:table-cell table:style-name="ce128" table:number-columns-spanned="3" table:number-rows-spanned="1"/>
          <table:covered-table-cell table:style-name="ce123"/>
          <table:covered-table-cell table:style-name="ce128"/>
          <table:table-cell table:style-name="ce57" office:value-type="string" table:number-columns-spanned="3" table:number-rows-spanned="1">
            <text:p>‘</text:p>
          </table:table-cell>
          <table:covered-table-cell table:style-name="ce141"/>
          <table:covered-table-cell table:style-name="ce141"/>
          <table:table-cell table:style-name="ce74" office:value-type="string" table:number-columns-spanned="3" table:number-rows-spanned="1">
            <text:p>/</text:p>
          </table:table-cell>
          <table:covered-table-cell table:style-name="ce141"/>
          <table:covered-table-cell table:style-name="ce149"/>
          <table:table-cell table:style-name="ce6" office:value-type="string" table:number-columns-spanned="3" table:number-rows-spanned="1">
            <text:p>’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*</text:p>
          </table:table-cell>
          <table:covered-table-cell table:style-name="ce23"/>
          <table:covered-table-cell table:style-name="ce44"/>
          <table:table-cell table:style-name="ce61" table:number-columns-spanned="3" table:number-rows-spanned="1"/>
          <table:covered-table-cell table:style-name="ce35"/>
          <table:covered-table-cell table:style-name="ce35"/>
          <table:table-cell table:style-name="ce78" office:value-type="string" table:number-columns-spanned="3" table:number-rows-spanned="1">
            <text:p>-</text:p>
          </table:table-cell>
          <table:covered-table-cell table:style-name="ce20"/>
          <table:covered-table-cell table:style-name="ce36"/>
          <table:table-cell table:style-name="ce154" office:value-type="string" table:number-columns-spanned="3" table:number-rows-spanned="1">
            <text:p>¨</text:p>
          </table:table-cell>
          <table:covered-table-cell table:style-name="ce157"/>
          <table:covered-table-cell table:style-name="ce157"/>
          <table:table-cell table:style-name="ce46" office:value-type="string" table:number-columns-spanned="3" table:number-rows-spanned="1">
            <text:p><text:s text:c="3"/>̏ </text:p>
          </table:table-cell>
          <table:covered-table-cell table:style-name="ce157"/>
          <table:covered-table-cell table:style-name="ce161"/>
          <table:covered-table-cell table:style-name="ce3"/>
          <table:covered-table-cell table:style-name="ce20"/>
          <table:covered-table-cell table:style-name="ce20"/>
          <table:covered-table-cell table:style-name="ce36"/>
          <table:covered-table-cell table:style-name="ce20"/>
          <table:covered-table-cell table:style-name="ce36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2" office:value-type="string" table:number-columns-spanned="3" table:number-rows-spanned="1">
            <text:p>˘</text:p>
          </table:table-cell>
          <table:covered-table-cell table:style-name="ce27"/>
          <table:covered-table-cell table:style-name="ce27"/>
          <table:table-cell table:style-name="ce47" office:value-type="string" table:number-columns-spanned="3" table:number-rows-spanned="1">
            <text:p>¯</text:p>
          </table:table-cell>
          <table:covered-table-cell table:style-name="ce27"/>
          <table:covered-table-cell table:style-name="ce54"/>
          <table:table-cell table:style-name="ce62" office:value-type="string" table:number-columns-spanned="3" table:number-rows-spanned="1">
            <text:p>₁</text:p>
          </table:table-cell>
          <table:covered-table-cell table:style-name="ce29"/>
          <table:covered-table-cell table:style-name="ce29"/>
          <table:table-cell table:style-name="ce79" office:value-type="string" table:number-columns-spanned="3" table:number-rows-spanned="1">
            <text:p>¬</text:p>
          </table:table-cell>
          <table:covered-table-cell table:style-name="ce29"/>
          <table:covered-table-cell table:style-name="ce64"/>
          <table:table-cell table:style-name="ce62" office:value-type="string" table:number-columns-spanned="3" table:number-rows-spanned="1">
            <text:p>₂</text:p>
          </table:table-cell>
          <table:covered-table-cell table:style-name="ce29"/>
          <table:covered-table-cell table:style-name="ce29"/>
          <table:table-cell table:style-name="ce79" office:value-type="string" table:number-columns-spanned="3" table:number-rows-spanned="1">
            <text:p>∨</text:p>
          </table:table-cell>
          <table:covered-table-cell table:style-name="ce29"/>
          <table:covered-table-cell table:style-name="ce64"/>
          <table:table-cell table:style-name="ce7" office:value-type="string" table:number-columns-spanned="3" table:number-rows-spanned="1">
            <text:p>₃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∧</text:p>
          </table:table-cell>
          <table:covered-table-cell table:style-name="ce24"/>
          <table:covered-table-cell table:style-name="ce40"/>
          <table:table-cell table:style-name="ce58" office:value-type="string" table:number-columns-spanned="3" table:number-rows-spanned="1">
            <text:p>♀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⊥</text:p>
          </table:table-cell>
          <table:covered-table-cell table:style-name="ce67"/>
          <table:covered-table-cell table:style-name="ce75"/>
          <table:table-cell table:style-name="ce122" office:value-type="string" table:number-columns-spanned="3" table:number-rows-spanned="1">
            <text:p>♂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∡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⚥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∥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κ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→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⟨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∞</text:p>
          </table:table-cell>
          <table:covered-table-cell table:style-name="ce124"/>
          <table:covered-table-cell table:style-name="ce129"/>
          <table:table-cell table:style-name="ce58" office:value-type="string" table:number-columns-spanned="3" table:number-rows-spanned="1">
            <text:p>⟩</text:p>
          </table:table-cell>
          <table:covered-table-cell table:style-name="ce142"/>
          <table:covered-table-cell table:style-name="ce142"/>
          <table:table-cell table:style-name="ce75" office:value-type="string" table:number-columns-spanned="3" table:number-rows-spanned="1">
            <text:p>∝</text:p>
          </table:table-cell>
          <table:covered-table-cell table:style-name="ce142"/>
          <table:covered-table-cell table:style-name="ce150"/>
          <table:table-cell table:style-name="ce152" office:value-type="string" table:number-columns-spanned="3" table:number-rows-spanned="1">
            <text:p>₀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∅</text:p>
          </table:table-cell>
          <table:covered-table-cell table:style-name="ce24"/>
          <table:covered-table-cell table:style-name="ce40"/>
          <table:table-cell table:style-name="ce62" office:value-type="string" table:number-columns-spanned="3" table:number-rows-spanned="1">
            <text:p>­</text:p>
          </table:table-cell>
          <table:covered-table-cell table:style-name="ce29"/>
          <table:covered-table-cell table:style-name="ce29"/>
          <table:table-cell table:style-name="ce79" office:value-type="string" table:number-columns-spanned="3" table:number-rows-spanned="1">
            <text:p>╌</text:p>
          </table:table-cell>
          <table:covered-table-cell table:style-name="ce21"/>
          <table:covered-table-cell table:style-name="ce37"/>
          <table:table-cell table:style-name="ce155" office:value-type="string" table:number-columns-spanned="3" table:number-rows-spanned="1">
            <text:p>῾</text:p>
          </table:table-cell>
          <table:covered-table-cell table:style-name="ce158"/>
          <table:covered-table-cell table:style-name="ce158"/>
          <table:table-cell table:style-name="ce159" office:value-type="string" table:number-columns-spanned="3" table:number-rows-spanned="1">
            <text:p>˞</text:p>
          </table:table-cell>
          <table:covered-table-cell table:style-name="ce158"/>
          <table:covered-table-cell table:style-name="ce162"/>
          <table:covered-table-cell table:style-name="ce4"/>
          <table:covered-table-cell table:style-name="ce21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3" office:value-type="string" table:number-columns-spanned="9" table:number-rows-spanned="3">
            <text:p>↹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x</text:p>
          </table:table-cell>
          <table:covered-table-cell table:style-name="ce28"/>
          <table:covered-table-cell table:style-name="ce28"/>
          <table:table-cell table:style-name="ce87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v</text:p>
          </table:table-cell>
          <table:covered-table-cell table:style-name="ce28"/>
          <table:covered-table-cell table:style-name="ce28"/>
          <table:table-cell table:style-name="ce43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l</text:p>
          </table:table-cell>
          <table:covered-table-cell table:style-name="ce28"/>
          <table:covered-table-cell table:style-name="ce28"/>
          <table:table-cell table:style-name="ce111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c</text:p>
          </table:table-cell>
          <table:covered-table-cell table:style-name="ce28"/>
          <table:covered-table-cell table:style-name="ce28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w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k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h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g</text:p>
          </table:table-cell>
          <table:covered-table-cell table:style-name="ce130"/>
          <table:covered-table-cell table:style-name="ce28"/>
          <table:table-cell table:style-name="ce111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f</text:p>
          </table:table-cell>
          <table:covered-table-cell table:style-name="ce28"/>
          <table:covered-table-cell table:style-name="ce28"/>
          <table:table-cell table:style-name="ce43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q</text:p>
          </table:table-cell>
          <table:covered-table-cell table:style-name="ce28"/>
          <table:covered-table-cell table:style-name="ce28"/>
          <table:table-cell table:style-name="ce87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ß</text:p>
          </table:table-cell>
          <table:covered-table-cell table:style-name="ce71"/>
          <table:covered-table-cell table:style-name="ce71"/>
          <table:table-cell table:style-name="ce87" office:value-type="string" table:number-columns-spanned="3" table:number-rows-spanned="1">
            <text:p>ẞ</text:p>
          </table:table-cell>
          <table:covered-table-cell table:style-name="ce71"/>
          <table:covered-table-cell table:style-name="ce83"/>
          <table:table-cell table:style-name="ce60" office:value-type="string" table:number-columns-spanned="3" table:number-rows-spanned="1">
            <text:p>´</text:p>
          </table:table-cell>
          <table:covered-table-cell table:style-name="ce71"/>
          <table:covered-table-cell table:style-name="ce71"/>
          <table:table-cell table:style-name="ce87" office:value-type="string" table:number-columns-spanned="3" table:number-rows-spanned="1">
            <text:p>¸</text:p>
          </table:table-cell>
          <table:covered-table-cell table:style-name="ce71"/>
          <table:covered-table-cell table:style-name="ce83"/>
          <table:table-cell table:style-name="ce167" table:number-columns-spanned="9" table:number-rows-spanned="3"/>
          <table:covered-table-cell table:style-name="ce71"/>
          <table:covered-table-cell table:style-name="ce71"/>
          <table:covered-table-cell table:style-name="ce83" office:value-type="string">
            <text:p>`</text:p>
          </table:covered-table-cell>
          <table:covered-table-cell table:style-name="ce71"/>
          <table:covered-table-cell table:style-name="ce83"/>
          <table:covered-table-cell table:style-name="ce71"/>
          <table:covered-table-cell table:style-name="ce71"/>
          <table:covered-table-cell table:style-name="ce71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4" office:value-type="string">
            <text:p>↹</text:p>
          </table:covered-table-cell>
          <table:covered-table-cell table:number-columns-repeated="7"/>
          <table:covered-table-cell table:style-name="ce70"/>
          <table:table-cell table:style-name="ce61" office:value-type="string" table:number-columns-spanned="3" table:number-rows-spanned="1">
            <text:p>…</text:p>
          </table:table-cell>
          <table:covered-table-cell table:style-name="ce35"/>
          <table:covered-table-cell table:style-name="ce35"/>
          <table:table-cell table:style-name="ce78" office:value-type="string" table:number-columns-spanned="3" table:number-rows-spanned="1">
            <text:p>⋮</text:p>
          </table:table-cell>
          <table:covered-table-cell table:style-name="ce35"/>
          <table:covered-table-cell table:style-name="ce63"/>
          <table:table-cell table:style-name="ce6" office:value-type="string" table:number-columns-spanned="3" table:number-rows-spanned="1">
            <text:p>_</text:p>
          </table:table-cell>
          <table:covered-table-cell table:style-name="ce23"/>
          <table:covered-table-cell table:style-name="ce23"/>
          <table:table-cell table:style-name="ce44" office:value-type="string" table:number-columns-spanned="3" table:number-rows-spanned="1">
            <text:p>⌫</text:p>
          </table:table-cell>
          <table:covered-table-cell table:style-name="ce23"/>
          <table:covered-table-cell table:style-name="ce44"/>
          <table:table-cell table:style-name="ce57" office:value-type="string" table:number-columns-spanned="3" table:number-rows-spanned="1">
            <text:p>[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⇡</text:p>
          </table:table-cell>
          <table:covered-table-cell table:style-name="ce66"/>
          <table:covered-table-cell table:style-name="ce74"/>
          <table:table-cell table:style-name="ce121" office:value-type="string" table:number-columns-spanned="3" table:number-rows-spanned="1">
            <text:p>]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⌦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^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⎀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!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¡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&lt;</text:p>
          </table:table-cell>
          <table:covered-table-cell table:style-name="ce123"/>
          <table:covered-table-cell table:style-name="ce123"/>
          <table:table-cell table:style-name="ce128" office:value-type="float" office:value="7" table:number-columns-spanned="3" table:number-rows-spanned="1">
            <text:p>7</text:p>
          </table:table-cell>
          <table:covered-table-cell table:style-name="ce123"/>
          <table:covered-table-cell table:style-name="ce128"/>
          <table:table-cell table:style-name="ce57" office:value-type="string" table:number-columns-spanned="3" table:number-rows-spanned="1">
            <text:p>&gt;</text:p>
          </table:table-cell>
          <table:covered-table-cell table:style-name="ce66"/>
          <table:covered-table-cell table:style-name="ce66"/>
          <table:table-cell table:style-name="ce74" office:value-type="float" office:value="8" table:number-columns-spanned="3" table:number-rows-spanned="1">
            <text:p>8</text:p>
          </table:table-cell>
          <table:covered-table-cell table:style-name="ce66"/>
          <table:covered-table-cell table:style-name="ce74"/>
          <table:table-cell table:style-name="ce6" office:value-type="string" table:number-columns-spanned="3" table:number-rows-spanned="1">
            <text:p>=</text:p>
          </table:table-cell>
          <table:covered-table-cell table:style-name="ce35"/>
          <table:covered-table-cell table:style-name="ce35"/>
          <table:table-cell table:style-name="ce44" office:value-type="float" office:value="9" table:number-columns-spanned="3" table:number-rows-spanned="1">
            <text:p>9</text:p>
          </table:table-cell>
          <table:covered-table-cell table:style-name="ce35"/>
          <table:covered-table-cell table:style-name="ce63"/>
          <table:table-cell table:style-name="ce61" office:value-type="string" table:number-columns-spanned="3" table:number-rows-spanned="1">
            <text:p>&amp;</text:p>
          </table:table-cell>
          <table:covered-table-cell table:style-name="ce92"/>
          <table:covered-table-cell table:style-name="ce92"/>
          <table:table-cell table:style-name="ce78" office:value-type="string" table:number-columns-spanned="3" table:number-rows-spanned="1">
            <text:p>+</text:p>
          </table:table-cell>
          <table:covered-table-cell table:style-name="ce92"/>
          <table:covered-table-cell table:style-name="ce78"/>
          <table:table-cell table:style-name="ce61" office:value-type="string" table:number-columns-spanned="3" table:number-rows-spanned="1">
            <text:p>ſ</text:p>
          </table:table-cell>
          <table:covered-table-cell table:style-name="ce20"/>
          <table:covered-table-cell table:style-name="ce20"/>
          <table:table-cell table:style-name="ce78" office:value-type="string" table:number-columns-spanned="3" table:number-rows-spanned="1">
            <text:p>−</text:p>
          </table:table-cell>
          <table:covered-table-cell table:style-name="ce20"/>
          <table:covered-table-cell table:style-name="ce36"/>
          <table:table-cell table:style-name="ce154" office:value-type="string" table:number-columns-spanned="3" table:number-rows-spanned="1">
            <text:p>/</text:p>
          </table:table-cell>
          <table:covered-table-cell table:style-name="ce20"/>
          <table:covered-table-cell table:style-name="ce20"/>
          <table:table-cell table:style-name="ce164" office:value-type="string" table:number-columns-spanned="3" table:number-rows-spanned="1">
            <text:p>˝</text:p>
          </table:table-cell>
          <table:covered-table-cell table:style-name="ce20"/>
          <table:covered-table-cell table:style-name="ce36"/>
          <table:covered-table-cell table:style-name="ce3"/>
          <table:covered-table-cell table:style-name="ce20"/>
          <table:covered-table-cell table:style-name="ce20"/>
          <table:covered-table-cell table:style-name="ce36"/>
          <table:covered-table-cell table:style-name="ce20"/>
          <table:covered-table-cell table:style-name="ce36"/>
          <table:covered-table-cell table:style-name="ce20"/>
          <table:covered-table-cell table:style-name="ce20"/>
          <table:covered-table-cell table:style-name="ce20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style-name="ce62" office:value-type="string" table:number-columns-spanned="3" table:number-rows-spanned="1">
            <text:p>ξ</text:p>
          </table:table-cell>
          <table:covered-table-cell table:style-name="ce29"/>
          <table:covered-table-cell table:style-name="ce29"/>
          <table:table-cell table:style-name="ce79" office:value-type="string" table:number-columns-spanned="3" table:number-rows-spanned="1">
            <text:p>Ξ</text:p>
          </table:table-cell>
          <table:covered-table-cell table:style-name="ce29"/>
          <table:covered-table-cell table:style-name="ce64"/>
          <table:table-cell table:style-name="ce7" table:number-columns-spanned="3" table:number-rows-spanned="1"/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√</text:p>
          </table:table-cell>
          <table:covered-table-cell table:style-name="ce24"/>
          <table:covered-table-cell table:style-name="ce40"/>
          <table:table-cell table:style-name="ce58" office:value-type="string" table:number-columns-spanned="3" table:number-rows-spanned="1">
            <text:p>λ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Λ</text:p>
          </table:table-cell>
          <table:covered-table-cell table:style-name="ce67"/>
          <table:covered-table-cell table:style-name="ce75"/>
          <table:table-cell table:style-name="ce122" office:value-type="string" table:number-columns-spanned="3" table:number-rows-spanned="1">
            <text:p>χ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ℂ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ω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Ω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ϰ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×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ψ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Ψ</text:p>
          </table:table-cell>
          <table:covered-table-cell table:style-name="ce124"/>
          <table:covered-table-cell table:style-name="ce129"/>
          <table:table-cell table:style-name="ce58" office:value-type="string" table:number-columns-spanned="3" table:number-rows-spanned="1">
            <text:p>γ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Γ</text:p>
          </table:table-cell>
          <table:covered-table-cell table:style-name="ce67"/>
          <table:covered-table-cell table:style-name="ce75"/>
          <table:table-cell table:style-name="ce7" office:value-type="string" table:number-columns-spanned="3" table:number-rows-spanned="1">
            <text:p>φ</text:p>
          </table:table-cell>
          <table:covered-table-cell table:style-name="ce29"/>
          <table:covered-table-cell table:style-name="ce29"/>
          <table:table-cell table:style-name="ce40" office:value-type="string" table:number-columns-spanned="3" table:number-rows-spanned="1">
            <text:p>Φ</text:p>
          </table:table-cell>
          <table:covered-table-cell table:style-name="ce29"/>
          <table:covered-table-cell table:style-name="ce64"/>
          <table:table-cell table:style-name="ce62" office:value-type="string" table:number-columns-spanned="3" table:number-rows-spanned="1">
            <text:p>ϕ</text:p>
          </table:table-cell>
          <table:covered-table-cell table:style-name="ce93"/>
          <table:covered-table-cell table:style-name="ce93"/>
          <table:table-cell table:style-name="ce79" office:value-type="string" table:number-columns-spanned="3" table:number-rows-spanned="1">
            <text:p>ℚ</text:p>
          </table:table-cell>
          <table:covered-table-cell table:style-name="ce93"/>
          <table:covered-table-cell table:style-name="ce79"/>
          <table:table-cell table:style-name="ce62" office:value-type="string" table:number-columns-spanned="3" table:number-rows-spanned="1">
            <text:p>ς</text:p>
          </table:table-cell>
          <table:covered-table-cell table:style-name="ce21"/>
          <table:covered-table-cell table:style-name="ce21"/>
          <table:table-cell table:style-name="ce79" office:value-type="string" table:number-columns-spanned="3" table:number-rows-spanned="1">
            <text:p>∘</text:p>
          </table:table-cell>
          <table:covered-table-cell table:style-name="ce21"/>
          <table:covered-table-cell table:style-name="ce37"/>
          <table:table-cell table:style-name="ce12" office:value-type="string" table:number-columns-spanned="3" table:number-rows-spanned="1">
            <text:p>᾿</text:p>
          </table:table-cell>
          <table:covered-table-cell table:style-name="ce21"/>
          <table:covered-table-cell table:style-name="ce21"/>
          <table:table-cell table:style-name="ce165" office:value-type="string" table:number-columns-spanned="3" table:number-rows-spanned="1">
            <text:p>˙</text:p>
          </table:table-cell>
          <table:covered-table-cell table:style-name="ce21"/>
          <table:covered-table-cell table:style-name="ce37"/>
          <table:covered-table-cell table:style-name="ce4"/>
          <table:covered-table-cell table:style-name="ce21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0"/>
          <table:covered-table-cell table:style-name="ce20"/>
          <table:covered-table-cell table:style-name="ce20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6" table:number-columns-spanned="1" table:number-rows-spanned="3"/>
          <table:table-cell table:style-name="ce30" table:number-columns-spanned="3" table:number-rows-spanned="1"/>
          <table:covered-table-cell table:style-name="ce28"/>
          <table:covered-table-cell table:style-name="ce28"/>
          <table:table-cell table:style-name="ce48" table:number-columns-spanned="3" table:number-rows-spanned="1"/>
          <table:covered-table-cell table:style-name="ce55"/>
          <table:covered-table-cell table:style-name="ce51"/>
          <table:table-cell table:style-name="ce68" table:number-columns-spanned="4" table:number-rows-spanned="3"/>
          <table:covered-table-cell table:style-name="ce71"/>
          <table:covered-table-cell table:style-name="ce71"/>
          <table:covered-table-cell table:style-name="ce83"/>
          <table:table-cell table:style-name="ce60" office:value-type="string" table:number-columns-spanned="3" table:number-rows-spanned="1">
            <text:p>u</text:p>
          </table:table-cell>
          <table:covered-table-cell table:style-name="ce88"/>
          <table:covered-table-cell table:style-name="ce88"/>
          <table:table-cell table:style-name="ce94" table:number-columns-spanned="3" table:number-rows-spanned="1"/>
          <table:covered-table-cell table:style-name="ce88"/>
          <table:covered-table-cell table:style-name="ce94"/>
          <table:table-cell table:style-name="ce60" office:value-type="string" table:number-columns-spanned="3" table:number-rows-spanned="1">
            <text:p>i</text:p>
          </table:table-cell>
          <table:covered-table-cell table:style-name="ce28"/>
          <table:covered-table-cell table:style-name="ce28"/>
          <table:table-cell table:style-name="ce105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a</text:p>
          </table:table-cell>
          <table:covered-table-cell table:style-name="ce28"/>
          <table:covered-table-cell table:style-name="ce28"/>
          <table:table-cell table:style-name="ce118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e</text:p>
          </table:table-cell>
          <table:covered-table-cell table:style-name="ce130"/>
          <table:covered-table-cell table:style-name="ce130"/>
          <table:table-cell table:style-name="ce133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o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s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n</text:p>
          </table:table-cell>
          <table:covered-table-cell table:style-name="ce130"/>
          <table:covered-table-cell table:style-name="ce130"/>
          <table:table-cell table:style-name="ce133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r</text:p>
          </table:table-cell>
          <table:covered-table-cell table:style-name="ce28"/>
          <table:covered-table-cell table:style-name="ce28"/>
          <table:table-cell table:style-name="ce118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t</text:p>
          </table:table-cell>
          <table:covered-table-cell table:style-name="ce28"/>
          <table:covered-table-cell table:style-name="ce28"/>
          <table:table-cell table:style-name="ce105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d</text:p>
          </table:table-cell>
          <table:covered-table-cell table:style-name="ce28"/>
          <table:covered-table-cell table:style-name="ce28"/>
          <table:table-cell table:style-name="ce94" table:number-columns-spanned="3" table:number-rows-spanned="1"/>
          <table:covered-table-cell table:style-name="ce88"/>
          <table:covered-table-cell table:style-name="ce94"/>
          <table:table-cell table:style-name="ce60" office:value-type="string" table:number-columns-spanned="3" table:number-rows-spanned="1">
            <text:p>y</text:p>
          </table:table-cell>
          <table:covered-table-cell table:style-name="ce71"/>
          <table:covered-table-cell table:style-name="ce71"/>
          <table:table-cell table:style-name="ce87" table:number-columns-spanned="3" table:number-rows-spanned="1"/>
          <table:covered-table-cell table:style-name="ce71"/>
          <table:covered-table-cell table:style-name="ce83"/>
          <table:table-cell table:style-name="ce30" table:number-columns-spanned="3" table:number-rows-spanned="1"/>
          <table:covered-table-cell table:style-name="ce80"/>
          <table:covered-table-cell table:style-name="ce80"/>
          <table:table-cell table:style-name="ce48" table:number-columns-spanned="3" table:number-rows-spanned="1"/>
          <table:covered-table-cell table:style-name="ce71"/>
          <table:covered-table-cell table:style-name="ce83"/>
          <table:table-cell table:style-name="ce169" office:value-type="string" table:number-columns-spanned="7" table:number-rows-spanned="3">
            <text:p>↲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6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7"/>
          <table:table-cell table:style-name="ce31" office:value-type="string" table:number-columns-spanned="3" table:number-rows-spanned="1">
            <text:p>III</text:p>
          </table:table-cell>
          <table:covered-table-cell table:style-name="ce35"/>
          <table:covered-table-cell table:style-name="ce35"/>
          <table:table-cell table:style-name="ce49" table:number-columns-spanned="3" table:number-rows-spanned="1"/>
          <table:covered-table-cell table:style-name="ce35"/>
          <table:covered-table-cell table:style-name="ce63"/>
          <table:covered-table-cell table:style-name="ce20"/>
          <table:covered-table-cell table:style-name="ce20"/>
          <table:covered-table-cell table:style-name="ce20"/>
          <table:covered-table-cell table:style-name="ce36"/>
          <table:table-cell table:style-name="ce84" office:value-type="string" table:number-columns-spanned="3" table:number-rows-spanned="1">
            <text:p>\</text:p>
          </table:table-cell>
          <table:covered-table-cell table:style-name="ce89"/>
          <table:covered-table-cell table:style-name="ce89"/>
          <table:table-cell table:style-name="ce95" office:value-type="string" table:number-columns-spanned="3" table:number-rows-spanned="1">
            <text:p>⇱</text:p>
          </table:table-cell>
          <table:covered-table-cell table:style-name="ce89"/>
          <table:covered-table-cell table:style-name="ce95"/>
          <table:table-cell table:style-name="ce99" office:value-type="string" table:number-columns-spanned="3" table:number-rows-spanned="1">
            <text:p>/</text:p>
          </table:table-cell>
          <table:covered-table-cell table:style-name="ce102"/>
          <table:covered-table-cell table:style-name="ce102"/>
          <table:table-cell table:style-name="ce106" office:value-type="string" table:number-columns-spanned="3" table:number-rows-spanned="1">
            <text:p>⇠</text:p>
          </table:table-cell>
          <table:covered-table-cell table:style-name="ce102"/>
          <table:covered-table-cell table:style-name="ce106"/>
          <table:table-cell table:style-name="ce112" office:value-type="string" table:number-columns-spanned="3" table:number-rows-spanned="1">
            <text:p>{</text:p>
          </table:table-cell>
          <table:covered-table-cell table:style-name="ce115"/>
          <table:covered-table-cell table:style-name="ce115"/>
          <table:table-cell table:style-name="ce119" office:value-type="string" table:number-columns-spanned="3" table:number-rows-spanned="1">
            <text:p>⇣</text:p>
          </table:table-cell>
          <table:covered-table-cell table:style-name="ce115"/>
          <table:covered-table-cell table:style-name="ce119"/>
          <table:table-cell table:style-name="ce125" office:value-type="string" table:number-columns-spanned="3" table:number-rows-spanned="1">
            <text:p>}</text:p>
          </table:table-cell>
          <table:covered-table-cell table:style-name="ce131"/>
          <table:covered-table-cell table:style-name="ce131"/>
          <table:table-cell table:style-name="ce134" office:value-type="string" table:number-columns-spanned="3" table:number-rows-spanned="1">
            <text:p>⇢</text:p>
          </table:table-cell>
          <table:covered-table-cell table:style-name="ce131"/>
          <table:covered-table-cell table:style-name="ce134"/>
          <table:table-cell table:style-name="ce121" office:value-type="string" table:number-columns-spanned="3" table:number-rows-spanned="1">
            <text:p>*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⇲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?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¿</text:p>
          </table:table-cell>
          <table:covered-table-cell table:style-name="ce123"/>
          <table:covered-table-cell table:style-name="ce128"/>
          <table:table-cell table:style-name="ce125" office:value-type="string" table:number-columns-spanned="3" table:number-rows-spanned="1">
            <text:p>(</text:p>
          </table:table-cell>
          <table:covered-table-cell table:style-name="ce131"/>
          <table:covered-table-cell table:style-name="ce131"/>
          <table:table-cell table:style-name="ce134" office:value-type="float" office:value="4" table:number-columns-spanned="3" table:number-rows-spanned="1">
            <text:p>4</text:p>
          </table:table-cell>
          <table:covered-table-cell table:style-name="ce131"/>
          <table:covered-table-cell table:style-name="ce134"/>
          <table:table-cell table:style-name="ce112" office:value-type="string" table:number-columns-spanned="3" table:number-rows-spanned="1">
            <text:p>)</text:p>
          </table:table-cell>
          <table:covered-table-cell table:style-name="ce115"/>
          <table:covered-table-cell table:style-name="ce115"/>
          <table:table-cell table:style-name="ce119" office:value-type="float" office:value="5" table:number-columns-spanned="3" table:number-rows-spanned="1">
            <text:p>5</text:p>
          </table:table-cell>
          <table:covered-table-cell table:style-name="ce66"/>
          <table:covered-table-cell table:style-name="ce74"/>
          <table:table-cell table:style-name="ce99" office:value-type="string" table:number-columns-spanned="3" table:number-rows-spanned="1">
            <text:p>-</text:p>
          </table:table-cell>
          <table:covered-table-cell table:style-name="ce66"/>
          <table:covered-table-cell table:style-name="ce66"/>
          <table:table-cell table:style-name="ce106" office:value-type="float" office:value="6" table:number-columns-spanned="3" table:number-rows-spanned="1">
            <text:p>6</text:p>
          </table:table-cell>
          <table:covered-table-cell table:style-name="ce102"/>
          <table:covered-table-cell table:style-name="ce106"/>
          <table:table-cell table:style-name="ce84" office:value-type="string" table:number-columns-spanned="3" table:number-rows-spanned="1">
            <text:p>:</text:p>
          </table:table-cell>
          <table:covered-table-cell table:style-name="ce102"/>
          <table:covered-table-cell table:style-name="ce102"/>
          <table:table-cell table:style-name="ce95" office:value-type="string" table:number-columns-spanned="3" table:number-rows-spanned="1">
            <text:p>,</text:p>
          </table:table-cell>
          <table:covered-table-cell table:style-name="ce89"/>
          <table:covered-table-cell table:style-name="ce95"/>
          <table:table-cell table:style-name="ce61" office:value-type="string" table:number-columns-spanned="3" table:number-rows-spanned="1">
            <text:p>@</text:p>
          </table:table-cell>
          <table:covered-table-cell table:style-name="ce20"/>
          <table:covered-table-cell table:style-name="ce20"/>
          <table:table-cell table:style-name="ce78" office:value-type="string" table:number-columns-spanned="3" table:number-rows-spanned="1">
            <text:p>.</text:p>
          </table:table-cell>
          <table:covered-table-cell table:style-name="ce20"/>
          <table:covered-table-cell table:style-name="ce36"/>
          <table:table-cell table:style-name="ce31" office:value-type="string" table:number-columns-spanned="3" table:number-rows-spanned="1">
            <text:p>III</text:p>
          </table:table-cell>
          <table:covered-table-cell table:style-name="ce81"/>
          <table:covered-table-cell table:style-name="ce81"/>
          <table:table-cell table:style-name="ce49" table:number-columns-spanned="3" table:number-rows-spanned="1"/>
          <table:covered-table-cell table:style-name="ce20"/>
          <table:covered-table-cell table:style-name="ce36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6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8"/>
          <table:table-cell table:style-name="ce32" table:number-columns-spanned="3" table:number-rows-spanned="1"/>
          <table:covered-table-cell table:style-name="ce29"/>
          <table:covered-table-cell table:style-name="ce29"/>
          <table:table-cell table:style-name="ce50" table:number-columns-spanned="3" table:number-rows-spanned="1"/>
          <table:covered-table-cell table:style-name="ce29"/>
          <table:covered-table-cell table:style-name="ce64"/>
          <table:covered-table-cell table:style-name="ce21"/>
          <table:covered-table-cell table:style-name="ce21"/>
          <table:covered-table-cell table:style-name="ce21"/>
          <table:covered-table-cell table:style-name="ce37"/>
          <table:table-cell table:style-name="ce85" table:number-columns-spanned="3" table:number-rows-spanned="1"/>
          <table:covered-table-cell table:style-name="ce90"/>
          <table:covered-table-cell table:style-name="ce90"/>
          <table:table-cell table:style-name="ce96" office:value-type="string" table:number-columns-spanned="3" table:number-rows-spanned="1">
            <text:p>⊂</text:p>
          </table:table-cell>
          <table:covered-table-cell table:style-name="ce90"/>
          <table:covered-table-cell table:style-name="ce96"/>
          <table:table-cell table:style-name="ce100" office:value-type="string" table:number-columns-spanned="3" table:number-rows-spanned="1">
            <text:p>ι</text:p>
          </table:table-cell>
          <table:covered-table-cell table:style-name="ce103"/>
          <table:covered-table-cell table:style-name="ce103"/>
          <table:table-cell table:style-name="ce107" office:value-type="string" table:number-columns-spanned="3" table:number-rows-spanned="1">
            <text:p>∫</text:p>
          </table:table-cell>
          <table:covered-table-cell table:style-name="ce103"/>
          <table:covered-table-cell table:style-name="ce107"/>
          <table:table-cell table:style-name="ce113" office:value-type="string" table:number-columns-spanned="3" table:number-rows-spanned="1">
            <text:p>α</text:p>
          </table:table-cell>
          <table:covered-table-cell table:style-name="ce116"/>
          <table:covered-table-cell table:style-name="ce116"/>
          <table:table-cell table:style-name="ce120" office:value-type="string" table:number-columns-spanned="3" table:number-rows-spanned="1">
            <text:p>∀</text:p>
          </table:table-cell>
          <table:covered-table-cell table:style-name="ce116"/>
          <table:covered-table-cell table:style-name="ce120"/>
          <table:table-cell table:style-name="ce126" office:value-type="string" table:number-columns-spanned="3" table:number-rows-spanned="1">
            <text:p>ε</text:p>
          </table:table-cell>
          <table:covered-table-cell table:style-name="ce132"/>
          <table:covered-table-cell table:style-name="ce132"/>
          <table:table-cell table:style-name="ce135" office:value-type="string" table:number-columns-spanned="3" table:number-rows-spanned="1">
            <text:p>∃</text:p>
          </table:table-cell>
          <table:covered-table-cell table:style-name="ce132"/>
          <table:covered-table-cell table:style-name="ce135"/>
          <table:table-cell table:style-name="ce122" office:value-type="string" table:number-columns-spanned="3" table:number-rows-spanned="1">
            <text:p>ο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∈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σ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Σ</text:p>
          </table:table-cell>
          <table:covered-table-cell table:style-name="ce124"/>
          <table:covered-table-cell table:style-name="ce129"/>
          <table:table-cell table:style-name="ce126" office:value-type="string" table:number-columns-spanned="3" table:number-rows-spanned="1">
            <text:p>ν</text:p>
          </table:table-cell>
          <table:covered-table-cell table:style-name="ce132"/>
          <table:covered-table-cell table:style-name="ce132"/>
          <table:table-cell table:style-name="ce135" office:value-type="string" table:number-columns-spanned="3" table:number-rows-spanned="1">
            <text:p>ℕ</text:p>
          </table:table-cell>
          <table:covered-table-cell table:style-name="ce132"/>
          <table:covered-table-cell table:style-name="ce135"/>
          <table:table-cell table:style-name="ce113" office:value-type="string" table:number-columns-spanned="3" table:number-rows-spanned="1">
            <text:p>ϱ</text:p>
          </table:table-cell>
          <table:covered-table-cell table:style-name="ce116"/>
          <table:covered-table-cell table:style-name="ce116"/>
          <table:table-cell table:style-name="ce120" office:value-type="string" table:number-columns-spanned="3" table:number-rows-spanned="1">
            <text:p>ℝ</text:p>
          </table:table-cell>
          <table:covered-table-cell table:style-name="ce67"/>
          <table:covered-table-cell table:style-name="ce75"/>
          <table:table-cell table:style-name="ce100" office:value-type="string" table:number-columns-spanned="3" table:number-rows-spanned="1">
            <text:p>τ</text:p>
          </table:table-cell>
          <table:covered-table-cell table:style-name="ce67"/>
          <table:covered-table-cell table:style-name="ce67"/>
          <table:table-cell table:style-name="ce107" office:value-type="string" table:number-columns-spanned="3" table:number-rows-spanned="1">
            <text:p>∂</text:p>
          </table:table-cell>
          <table:covered-table-cell table:style-name="ce103"/>
          <table:covered-table-cell table:style-name="ce107"/>
          <table:table-cell table:style-name="ce85" office:value-type="string" table:number-columns-spanned="3" table:number-rows-spanned="1">
            <text:p>δ</text:p>
          </table:table-cell>
          <table:covered-table-cell table:style-name="ce103"/>
          <table:covered-table-cell table:style-name="ce103"/>
          <table:table-cell table:style-name="ce96" office:value-type="string" table:number-columns-spanned="3" table:number-rows-spanned="1">
            <text:p>Δ</text:p>
          </table:table-cell>
          <table:covered-table-cell table:style-name="ce90"/>
          <table:covered-table-cell table:style-name="ce96"/>
          <table:table-cell table:style-name="ce62" office:value-type="string" table:number-columns-spanned="3" table:number-rows-spanned="1">
            <text:p>υ</text:p>
          </table:table-cell>
          <table:covered-table-cell table:style-name="ce21"/>
          <table:covered-table-cell table:style-name="ce21"/>
          <table:table-cell table:style-name="ce79" office:value-type="string" table:number-columns-spanned="3" table:number-rows-spanned="1">
            <text:p>∇</text:p>
          </table:table-cell>
          <table:covered-table-cell table:style-name="ce21"/>
          <table:covered-table-cell table:style-name="ce37"/>
          <table:table-cell table:style-name="ce32" table:number-columns-spanned="3" table:number-rows-spanned="1"/>
          <table:covered-table-cell table:style-name="ce166"/>
          <table:covered-table-cell table:style-name="ce166"/>
          <table:table-cell table:style-name="ce50" table:number-columns-spanned="3" table:number-rows-spanned="1"/>
          <table:covered-table-cell table:style-name="ce21"/>
          <table:covered-table-cell table:style-name="ce3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7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6" table:number-columns-spanned="1" table:number-rows-spanned="3"/>
          <table:table-cell table:style-name="ce30" table:number-columns-spanned="3" table:number-rows-spanned="1"/>
          <table:covered-table-cell table:style-name="ce28"/>
          <table:covered-table-cell table:style-name="ce28"/>
          <table:table-cell table:style-name="ce51" office:value-type="string" table:number-columns-spanned="3" table:number-rows-spanned="1">
            <text:p>II</text:p>
          </table:table-cell>
          <table:covered-table-cell table:style-name="ce55"/>
          <table:covered-table-cell table:style-name="ce51"/>
          <table:table-cell table:style-name="ce68" table:number-columns-spanned="1" table:number-rows-spanned="3"/>
          <table:table-cell table:style-name="ce30" table:number-columns-spanned="3" table:number-rows-spanned="1"/>
          <table:covered-table-cell table:style-name="ce80"/>
          <table:covered-table-cell table:style-name="ce80"/>
          <table:table-cell table:style-name="ce48" table:number-columns-spanned="3" table:number-rows-spanned="1"/>
          <table:covered-table-cell table:style-name="ce80"/>
          <table:covered-table-cell table:style-name="ce48"/>
          <table:table-cell table:style-name="ce8" office:value-type="string" table:number-columns-spanned="3" table:number-rows-spanned="1">
            <text:p>ü</text:p>
          </table:table-cell>
          <table:covered-table-cell table:style-name="ce28"/>
          <table:covered-table-cell table:style-name="ce28"/>
          <table:table-cell table:style-name="ce87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ö</text:p>
          </table:table-cell>
          <table:covered-table-cell table:style-name="ce28"/>
          <table:covered-table-cell table:style-name="ce28"/>
          <table:table-cell table:style-name="ce43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ä</text:p>
          </table:table-cell>
          <table:covered-table-cell table:style-name="ce28"/>
          <table:covered-table-cell table:style-name="ce28"/>
          <table:table-cell table:style-name="ce111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p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z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b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130"/>
          <table:covered-table-cell table:style-name="ce133"/>
          <table:table-cell table:style-name="ce60" office:value-type="string" table:number-columns-spanned="3" table:number-rows-spanned="1">
            <text:p>m</text:p>
          </table:table-cell>
          <table:covered-table-cell table:style-name="ce130"/>
          <table:covered-table-cell table:style-name="ce130"/>
          <table:table-cell table:style-name="ce127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,</text:p>
          </table:table-cell>
          <table:covered-table-cell table:style-name="ce28"/>
          <table:covered-table-cell table:style-name="ce28"/>
          <table:table-cell table:style-name="ce111" office:value-type="string" table:number-columns-spanned="3" table:number-rows-spanned="1">
            <text:p>–</text:p>
          </table:table-cell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.</text:p>
          </table:table-cell>
          <table:covered-table-cell table:style-name="ce28"/>
          <table:covered-table-cell table:style-name="ce28"/>
          <table:table-cell table:style-name="ce43" office:value-type="string" table:number-columns-spanned="3" table:number-rows-spanned="1">
            <text:p>•</text:p>
          </table:table-cell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j</text:p>
          </table:table-cell>
          <table:covered-table-cell table:style-name="ce71"/>
          <table:covered-table-cell table:style-name="ce71"/>
          <table:table-cell table:style-name="ce87" table:number-columns-spanned="3" table:number-rows-spanned="1"/>
          <table:covered-table-cell table:style-name="ce71"/>
          <table:covered-table-cell table:style-name="ce83"/>
          <table:table-cell table:style-name="ce16" table:number-columns-spanned="3" table:number-rows-spanned="3"/>
          <table:covered-table-cell table:style-name="ce80"/>
          <table:covered-table-cell table:style-name="ce80"/>
          <table:table-cell table:style-name="ce30" table:number-columns-spanned="3" table:number-rows-spanned="1"/>
          <table:covered-table-cell table:style-name="ce80"/>
          <table:covered-table-cell table:style-name="ce80"/>
          <table:table-cell table:style-name="ce51" office:value-type="string" table:number-columns-spanned="3" table:number-rows-spanned="1">
            <text:p>II</text:p>
          </table:table-cell>
          <table:covered-table-cell table:style-name="ce71"/>
          <table:covered-table-cell table:style-name="ce83"/>
          <table:table-cell table:style-name="ce68" table:number-columns-spanned="7" table:number-rows-spanned="3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83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7"/>
          <table:table-cell table:style-name="ce33" table:number-columns-spanned="3" table:number-rows-spanned="1"/>
          <table:covered-table-cell table:style-name="ce35"/>
          <table:covered-table-cell table:style-name="ce35"/>
          <table:table-cell table:style-name="ce49" table:number-columns-spanned="3" table:number-rows-spanned="1"/>
          <table:covered-table-cell table:style-name="ce35"/>
          <table:covered-table-cell table:style-name="ce63"/>
          <table:covered-table-cell table:style-name="ce63"/>
          <table:table-cell table:style-name="ce33" table:number-columns-spanned="3" table:number-rows-spanned="1"/>
          <table:covered-table-cell table:style-name="ce81"/>
          <table:covered-table-cell table:style-name="ce81"/>
          <table:table-cell table:style-name="ce86" office:value-type="string" table:number-columns-spanned="3" table:number-rows-spanned="1">
            <text:p>IV</text:p>
          </table:table-cell>
          <table:covered-table-cell table:style-name="ce81"/>
          <table:covered-table-cell table:style-name="ce49"/>
          <table:table-cell table:style-name="ce61" office:value-type="string" table:number-columns-spanned="3" table:number-rows-spanned="1">
            <text:p>#</text:p>
          </table:table-cell>
          <table:covered-table-cell table:style-name="ce35"/>
          <table:covered-table-cell table:style-name="ce35"/>
          <table:table-cell table:style-name="ce78" office:value-type="string" table:number-columns-spanned="3" table:number-rows-spanned="1">
            <text:p>⌧</text:p>
          </table:table-cell>
          <table:covered-table-cell table:style-name="ce35"/>
          <table:covered-table-cell table:style-name="ce63"/>
          <table:table-cell table:style-name="ce6" office:value-type="string" table:number-columns-spanned="3" table:number-rows-spanned="1">
            <text:p>$</text:p>
          </table:table-cell>
          <table:covered-table-cell table:style-name="ce23"/>
          <table:covered-table-cell table:style-name="ce23"/>
          <table:table-cell table:style-name="ce114" office:value-type="string" table:number-columns-spanned="3" table:number-rows-spanned="1">
            <text:p>⇥</text:p>
          </table:table-cell>
          <table:covered-table-cell table:style-name="ce23"/>
          <table:covered-table-cell table:style-name="ce44"/>
          <table:table-cell table:style-name="ce57" office:value-type="string" table:number-columns-spanned="3" table:number-rows-spanned="1">
            <text:p>|</text:p>
          </table:table-cell>
          <table:covered-table-cell table:style-name="ce66"/>
          <table:covered-table-cell table:style-name="ce66"/>
          <table:table-cell table:style-name="ce74" office:value-type="string" table:number-columns-spanned="3" table:number-rows-spanned="1">
            <text:p>⇟</text:p>
          </table:table-cell>
          <table:covered-table-cell table:style-name="ce66"/>
          <table:covered-table-cell table:style-name="ce74"/>
          <table:table-cell table:style-name="ce121" office:value-type="string" table:number-columns-spanned="3" table:number-rows-spanned="1">
            <text:p>~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↲</text:p>
          </table:table-cell>
          <table:covered-table-cell table:style-name="ce123"/>
          <table:covered-table-cell table:style-name="ce128"/>
          <table:table-cell table:style-name="ce136" office:value-type="string" table:number-columns-spanned="3" table:number-rows-spanned="1">
            <text:p>`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↶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+</text:p>
          </table:table-cell>
          <table:covered-table-cell table:style-name="ce123"/>
          <table:covered-table-cell table:style-name="ce123"/>
          <table:table-cell table:style-name="ce128" office:value-type="string" table:number-columns-spanned="3" table:number-rows-spanned="1">
            <text:p>:</text:p>
          </table:table-cell>
          <table:covered-table-cell table:style-name="ce123"/>
          <table:covered-table-cell table:style-name="ce128"/>
          <table:table-cell table:style-name="ce121" office:value-type="string" table:number-columns-spanned="3" table:number-rows-spanned="1">
            <text:p>%</text:p>
          </table:table-cell>
          <table:covered-table-cell table:style-name="ce123"/>
          <table:covered-table-cell table:style-name="ce123"/>
          <table:table-cell table:style-name="ce128" office:value-type="float" office:value="1" table:number-columns-spanned="3" table:number-rows-spanned="1">
            <text:p>1</text:p>
          </table:table-cell>
          <table:covered-table-cell table:style-name="ce123"/>
          <table:covered-table-cell table:style-name="ce128"/>
          <table:table-cell table:style-name="ce57" office:value-type="string" table:number-columns-spanned="3" table:number-rows-spanned="1">
            <text:p>"</text:p>
          </table:table-cell>
          <table:covered-table-cell table:style-name="ce66"/>
          <table:covered-table-cell table:style-name="ce66"/>
          <table:table-cell table:style-name="ce74" office:value-type="float" office:value="2" table:number-columns-spanned="3" table:number-rows-spanned="1">
            <text:p>2</text:p>
          </table:table-cell>
          <table:covered-table-cell table:style-name="ce66"/>
          <table:covered-table-cell table:style-name="ce74"/>
          <table:table-cell table:style-name="ce6" office:value-type="string" table:number-columns-spanned="3" table:number-rows-spanned="1">
            <text:p>''</text:p>
          </table:table-cell>
          <table:covered-table-cell table:style-name="ce23"/>
          <table:covered-table-cell table:style-name="ce23"/>
          <table:table-cell table:style-name="ce44" office:value-type="float" office:value="3" table:number-columns-spanned="3" table:number-rows-spanned="1">
            <text:p>3</text:p>
          </table:table-cell>
          <table:covered-table-cell table:style-name="ce23"/>
          <table:covered-table-cell table:style-name="ce44"/>
          <table:table-cell table:style-name="ce61" office:value-type="string" table:number-columns-spanned="3" table:number-rows-spanned="1">
            <text:p>;</text:p>
          </table:table-cell>
          <table:covered-table-cell table:style-name="ce20"/>
          <table:covered-table-cell table:style-name="ce20"/>
          <table:table-cell table:style-name="ce78" office:value-type="string" table:number-columns-spanned="3" table:number-rows-spanned="1">
            <text:p>;</text:p>
          </table:table-cell>
          <table:covered-table-cell table:style-name="ce20"/>
          <table:covered-table-cell table:style-name="ce36"/>
          <table:covered-table-cell table:style-name="ce33"/>
          <table:covered-table-cell table:style-name="ce81"/>
          <table:covered-table-cell table:style-name="ce81"/>
          <table:table-cell table:style-name="ce33" table:number-columns-spanned="3" table:number-rows-spanned="1"/>
          <table:covered-table-cell table:style-name="ce81"/>
          <table:covered-table-cell table:style-name="ce81"/>
          <table:table-cell table:style-name="ce49" table:number-columns-spanned="3" table:number-rows-spanned="1"/>
          <table:covered-table-cell table:style-name="ce20"/>
          <table:covered-table-cell table:style-name="ce36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6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18"/>
          <table:table-cell table:style-name="ce32" table:number-columns-spanned="3" table:number-rows-spanned="1"/>
          <table:covered-table-cell table:style-name="ce29"/>
          <table:covered-table-cell table:style-name="ce29"/>
          <table:table-cell table:style-name="ce50" table:number-columns-spanned="3" table:number-rows-spanned="1"/>
          <table:covered-table-cell table:style-name="ce29"/>
          <table:covered-table-cell table:style-name="ce64"/>
          <table:covered-table-cell table:style-name="ce64"/>
          <table:table-cell table:style-name="ce32" table:number-columns-spanned="3" table:number-rows-spanned="1"/>
          <table:covered-table-cell table:style-name="ce82"/>
          <table:covered-table-cell table:style-name="ce82"/>
          <table:table-cell table:style-name="ce50" table:number-columns-spanned="3" table:number-rows-spanned="1"/>
          <table:covered-table-cell table:style-name="ce82"/>
          <table:covered-table-cell table:style-name="ce50"/>
          <table:table-cell table:style-name="ce62" table:number-columns-spanned="3" table:number-rows-spanned="1"/>
          <table:covered-table-cell table:style-name="ce29"/>
          <table:covered-table-cell table:style-name="ce29"/>
          <table:table-cell table:style-name="ce79" office:value-type="string" table:number-columns-spanned="3" table:number-rows-spanned="1">
            <text:p>∪</text:p>
          </table:table-cell>
          <table:covered-table-cell table:style-name="ce29"/>
          <table:covered-table-cell table:style-name="ce64"/>
          <table:table-cell table:style-name="ce7" office:value-type="string" table:number-columns-spanned="3" table:number-rows-spanned="1">
            <text:p>ϵ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∩</text:p>
          </table:table-cell>
          <table:covered-table-cell table:style-name="ce24"/>
          <table:covered-table-cell table:style-name="ce40"/>
          <table:table-cell table:style-name="ce58" office:value-type="string" table:number-columns-spanned="3" table:number-rows-spanned="1">
            <text:p>η</text:p>
          </table:table-cell>
          <table:covered-table-cell table:style-name="ce67"/>
          <table:covered-table-cell table:style-name="ce67"/>
          <table:table-cell table:style-name="ce75" office:value-type="string" table:number-columns-spanned="3" table:number-rows-spanned="1">
            <text:p>ℵ</text:p>
          </table:table-cell>
          <table:covered-table-cell table:style-name="ce67"/>
          <table:covered-table-cell table:style-name="ce75"/>
          <table:table-cell table:style-name="ce122" office:value-type="string" table:number-columns-spanned="3" table:number-rows-spanned="1">
            <text:p>π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Π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ζ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ℤ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β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⇐</text:p>
          </table:table-cell>
          <table:covered-table-cell table:style-name="ce124"/>
          <table:covered-table-cell table:style-name="ce129"/>
          <table:table-cell table:style-name="ce122" office:value-type="string" table:number-columns-spanned="3" table:number-rows-spanned="1">
            <text:p>µ</text:p>
          </table:table-cell>
          <table:covered-table-cell table:style-name="ce124"/>
          <table:covered-table-cell table:style-name="ce124"/>
          <table:table-cell table:style-name="ce129" office:value-type="string" table:number-columns-spanned="3" table:number-rows-spanned="1">
            <text:p>⇔</text:p>
          </table:table-cell>
          <table:covered-table-cell table:style-name="ce124"/>
          <table:covered-table-cell table:style-name="ce129"/>
          <table:table-cell table:style-name="ce58" office:value-type="string" table:number-columns-spanned="3" table:number-rows-spanned="1">
            <text:p>ρ</text:p>
          </table:table-cell>
          <table:covered-table-cell table:style-name="ce67"/>
          <table:covered-table-cell table:style-name="ce67"/>
          <table:table-cell table:style-name="ce151" office:value-type="string" table:number-columns-spanned="3" table:number-rows-spanned="1">
            <text:p>⇒</text:p>
          </table:table-cell>
          <table:covered-table-cell table:style-name="ce67"/>
          <table:covered-table-cell table:style-name="ce75"/>
          <table:table-cell table:style-name="ce7" office:value-type="string" table:number-columns-spanned="3" table:number-rows-spanned="1">
            <text:p>ϑ</text:p>
          </table:table-cell>
          <table:covered-table-cell table:style-name="ce24"/>
          <table:covered-table-cell table:style-name="ce24"/>
          <table:table-cell table:style-name="ce40" office:value-type="string" table:number-columns-spanned="3" table:number-rows-spanned="1">
            <text:p>Θ</text:p>
          </table:table-cell>
          <table:covered-table-cell table:style-name="ce24"/>
          <table:covered-table-cell table:style-name="ce40"/>
          <table:table-cell table:style-name="ce62" office:value-type="string" table:number-columns-spanned="3" table:number-rows-spanned="1">
            <text:p>θ</text:p>
          </table:table-cell>
          <table:covered-table-cell table:style-name="ce21"/>
          <table:covered-table-cell table:style-name="ce21"/>
          <table:table-cell table:style-name="ce79" office:value-type="string" table:number-columns-spanned="3" table:number-rows-spanned="1">
            <text:p>↦</text:p>
          </table:table-cell>
          <table:covered-table-cell table:style-name="ce21"/>
          <table:covered-table-cell table:style-name="ce37"/>
          <table:covered-table-cell table:style-name="ce32"/>
          <table:covered-table-cell table:style-name="ce82"/>
          <table:covered-table-cell table:style-name="ce82"/>
          <table:table-cell table:style-name="ce32" table:number-columns-spanned="3" table:number-rows-spanned="1"/>
          <table:covered-table-cell table:style-name="ce82"/>
          <table:covered-table-cell table:style-name="ce82"/>
          <table:table-cell table:style-name="ce50" table:number-columns-spanned="3" table:number-rows-spanned="1"/>
          <table:covered-table-cell table:style-name="ce21"/>
          <table:covered-table-cell table:style-name="ce3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37"/>
          <table:table-cell table:style-name="ce35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table-cell table:style-name="ce19" office:value-type="string" table:number-columns-spanned="8" table:number-rows-spanned="3">
            <text:p>Strg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72" office:value-type="string" table:number-columns-spanned="8" table:number-rows-spanned="3">
            <text:p>Super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72" office:value-type="string" table:number-columns-spanned="8" table:number-rows-spanned="3">
            <text:p>Alt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117" table:number-columns-spanned="17" table:number-rows-spanned="2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37" table:number-columns-spanned="17" table:number-rows-spanned="1"/>
          <table:covered-table-cell table:style-name="ce71"/>
          <table:covered-table-cell table:style-name="ce138"/>
          <table:covered-table-cell table:style-name="ce140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38"/>
          <table:covered-table-cell table:style-name="ce143"/>
          <table:table-cell table:style-name="ce146"/>
          <table:table-cell table:style-name="ce30" table:number-columns-spanned="3" table:number-rows-spanned="1"/>
          <table:covered-table-cell table:style-name="ce80"/>
          <table:covered-table-cell table:style-name="ce80"/>
          <table:table-cell table:style-name="ce48" table:number-columns-spanned="3" table:number-rows-spanned="1"/>
          <table:covered-table-cell table:style-name="ce80"/>
          <table:covered-table-cell table:style-name="ce48"/>
          <table:table-cell table:style-name="ce143"/>
          <table:table-cell table:style-name="ce72" office:value-type="string" table:number-columns-spanned="8" table:number-rows-spanned="3">
            <text:p>Super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72" office:value-type="string" table:number-columns-spanned="8" table:number-rows-spanned="3">
            <text:p>Menü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168" office:value-type="string" table:number-columns-spanned="8" table:number-rows-spanned="3">
            <text:p>Strg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3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float" office:value="0" table:number-columns-spanned="17" table:number-rows-spanned="1">
            <text:p>0</text:p>
          </table:table-cell>
          <table:covered-table-cell table:style-name="ce20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144"/>
          <table:table-cell table:style-name="ce147"/>
          <table:table-cell table:style-name="ce33" table:number-columns-spanned="3" table:number-rows-spanned="1"/>
          <table:covered-table-cell table:style-name="ce81"/>
          <table:covered-table-cell table:style-name="ce81"/>
          <table:table-cell table:style-name="ce86" office:value-type="string" table:number-columns-spanned="3" table:number-rows-spanned="1">
            <text:p>IV</text:p>
          </table:table-cell>
          <table:covered-table-cell table:style-name="ce81"/>
          <table:covered-table-cell table:style-name="ce49"/>
          <table:table-cell table:style-name="ce14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" office:value-type="string" table:number-columns-spanned="17" table:number-rows-spanned="1">
            <text:p>geschütztes Lz.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1" office:value-type="string" table:number-columns-spanned="17" table:number-rows-spanned="1">
            <text:p>schmales Lz.</text:p>
          </table:table-cell>
          <table:covered-table-cell table:style-name="ce21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45"/>
          <table:table-cell table:style-name="ce148"/>
          <table:table-cell table:style-name="ce32" table:number-columns-spanned="3" table:number-rows-spanned="1"/>
          <table:covered-table-cell table:style-name="ce82"/>
          <table:covered-table-cell table:style-name="ce82"/>
          <table:table-cell table:style-name="ce50" table:number-columns-spanned="3" table:number-rows-spanned="1"/>
          <table:covered-table-cell table:style-name="ce82"/>
          <table:covered-table-cell table:style-name="ce50"/>
          <table:table-cell table:style-name="ce145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170"/>
          <table:table-cell/>
          <table:table-cell table:style-name="Default" table:number-columns-repeated="24"/>
          <table:table-cell table:number-columns-repeated="139"/>
        </table:table-row>
        <table:table-row table:style-name="ro2" table:number-rows-repeated="2">
          <table:table-cell table:number-columns-repeated="91"/>
          <table:table-cell table:style-name="ce35"/>
          <table:table-cell table:number-columns-repeated="164"/>
        </table:table-row>
        <table:table-row table:style-name="ro2" table:number-rows-repeated="327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>
        <table:table-column table:style-name="co1" table:number-columns-repeated="256" table:default-cell-style-name="ce173"/>
        <table:table-row table:style-name="ro4">
          <table:table-cell table:style-name="ce172"/>
          <table:table-cell table:number-columns-repeated="255"/>
        </table:table-row>
        <table:table-row table:style-name="ro4">
          <table:table-cell/>
          <table:table-cell table:style-name="ce174" office:value-type="string" table:number-columns-spanned="3" table:number-rows-spanned="1">
            <text:p>⇥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⇤</text:p>
          </table:table-cell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/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*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-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number-columns-repeated="231"/>
        </table:table-row>
        <table:table-row table:style-name="ro4">
          <table:table-cell/>
          <table:table-cell table:style-name="ce17" office:value-type="string" table:number-columns-spanned="3" table:number-rows-spanned="1">
            <text:p>^=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≠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÷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⁄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⋅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×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−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∖</text:p>
          </table:table-cell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18" office:value-type="string" table:number-columns-spanned="3" table:number-rows-spanned="1">
            <text:p>≈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≡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⌀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∣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⊙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⊗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⊖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∸</text:p>
          </table:table-cell>
          <table:covered-table-cell table:style-name="ce29"/>
          <table:covered-table-cell table:style-name="ce64"/>
          <table:table-cell table:number-columns-repeated="231"/>
        </table:table-row>
        <table:table-row table:style-name="ro4">
          <table:table-cell/>
          <table:table-cell table:style-name="ce8" office:value-type="float" office:value="7" table:number-columns-spanned="3" table:number-rows-spanned="1">
            <text:p>7</text:p>
          </table:table-cell>
          <table:covered-table-cell table:style-name="ce28"/>
          <table:covered-table-cell table:style-name="ce28"/>
          <table:table-cell table:style-name="ce185" office:value-type="string" table:number-columns-spanned="3" table:number-rows-spanned="1">
            <text:p>✔</text:p>
          </table:table-cell>
          <table:covered-table-cell table:style-name="ce28"/>
          <table:covered-table-cell table:style-name="ce69"/>
          <table:table-cell table:style-name="ce8" office:value-type="float" office:value="8" table:number-columns-spanned="3" table:number-rows-spanned="1">
            <text:p>8</text:p>
          </table:table-cell>
          <table:covered-table-cell table:style-name="ce28"/>
          <table:covered-table-cell table:style-name="ce28"/>
          <table:table-cell table:style-name="ce191" office:value-type="string" table:number-columns-spanned="3" table:number-rows-spanned="1">
            <text:p>✘</text:p>
          </table:table-cell>
          <table:covered-table-cell table:style-name="ce28"/>
          <table:covered-table-cell table:style-name="ce69"/>
          <table:table-cell table:style-name="ce8" office:value-type="float" office:value="9" table:number-columns-spanned="3" table:number-rows-spanned="1">
            <text:p>9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†</text:p>
          </table:table-cell>
          <table:covered-table-cell table:style-name="ce28"/>
          <table:covered-table-cell table:style-name="ce69"/>
          <table:table-cell table:style-name="ce8" office:value-type="string" table:number-columns-spanned="3" table:number-rows-spanned="2">
            <text:p>+</text:p>
          </table:table-cell>
          <table:covered-table-cell table:style-name="ce28"/>
          <table:covered-table-cell table:style-name="ce28"/>
          <table:table-cell table:style-name="ce69" table:number-columns-spanned="3" table:number-rows-spanned="2"/>
          <table:covered-table-cell table:style-name="ce28"/>
          <table:covered-table-cell table:style-name="ce69"/>
          <table:table-cell table:number-columns-repeated="231"/>
        </table:table-row>
        <table:table-row table:style-name="ro4">
          <table:table-cell/>
          <table:table-cell table:style-name="ce17" office:value-type="string" table:number-columns-spanned="3" table:number-rows-spanned="1">
            <text:p>↕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⇱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↑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⇡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⃗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⇞</text:p>
          </table:table-cell>
          <table:covered-table-cell table:style-name="ce35"/>
          <table:covered-table-cell table:style-name="ce63"/>
          <table:covered-table-cell table:style-name="ce17"/>
          <table:covered-table-cell table:style-name="ce35"/>
          <table:covered-table-cell table:style-name="ce35"/>
          <table:covered-table-cell table:style-name="ce63"/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18" office:value-type="string" table:number-columns-spanned="3" table:number-rows-spanned="1">
            <text:p>≪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⌈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∩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⋂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≫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⌉</text:p>
          </table:table-cell>
          <table:covered-table-cell table:style-name="ce29"/>
          <table:covered-table-cell table:style-name="ce64"/>
          <table:table-cell table:style-name="ce35" office:value-type="string" table:number-columns-spanned="3" table:number-rows-spanned="2">
            <text:p>±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2">
            <text:p>∓</text:p>
          </table:table-cell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8" office:value-type="float" office:value="4" table:number-columns-spanned="3" table:number-rows-spanned="1">
            <text:p>4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♣</text:p>
          </table:table-cell>
          <table:covered-table-cell table:style-name="ce28"/>
          <table:covered-table-cell table:style-name="ce69"/>
          <table:table-cell table:style-name="ce8" office:value-type="float" office:value="5" table:number-columns-spanned="3" table:number-rows-spanned="1">
            <text:p>5</text:p>
          </table:table-cell>
          <table:covered-table-cell table:style-name="ce28"/>
          <table:covered-table-cell table:style-name="ce28"/>
          <table:table-cell table:style-name="ce192" office:value-type="string" table:number-columns-spanned="3" table:number-rows-spanned="1">
            <text:p>€</text:p>
          </table:table-cell>
          <table:covered-table-cell table:style-name="ce28"/>
          <table:covered-table-cell table:style-name="ce69"/>
          <table:table-cell table:style-name="ce8" office:value-type="float" office:value="6" table:number-columns-spanned="3" table:number-rows-spanned="1">
            <text:p>6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‣</text:p>
          </table:table-cell>
          <table:covered-table-cell table:style-name="ce28"/>
          <table:covered-table-cell table:style-name="ce69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17" office:value-type="string" table:number-columns-spanned="3" table:number-rows-spanned="1">
            <text:p>←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⇠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¦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bg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→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⇢</text:p>
          </table:table-cell>
          <table:covered-table-cell table:style-name="ce35"/>
          <table:covered-table-cell table:style-name="ce63"/>
          <table:table-cell table:style-name="ce35" office:value-type="string" table:number-columns-spanned="3" table:number-rows-spanned="2">
            <text:p>⊕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2">
            <text:p>∔</text:p>
          </table:table-cell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175" office:value-type="string" table:number-columns-spanned="3" table:number-rows-spanned="1">
            <text:p>⊂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⊆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⊶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⊷</text:p>
          </table:table-cell>
          <table:covered-table-cell table:style-name="ce29"/>
          <table:covered-table-cell table:style-name="ce64"/>
          <table:table-cell table:style-name="ce175" office:value-type="string" table:number-columns-spanned="3" table:number-rows-spanned="1">
            <text:p>⊃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⊇</text:p>
          </table:table-cell>
          <table:covered-table-cell table:style-name="ce29"/>
          <table:covered-table-cell table:style-name="ce64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63"/>
          <table:table-cell table:number-columns-repeated="231"/>
        </table:table-row>
        <table:table-row table:style-name="ro4">
          <table:table-cell/>
          <table:table-cell table:style-name="ce8" office:value-type="float" office:value="1" table:number-columns-spanned="3" table:number-rows-spanned="1">
            <text:p>1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♦</text:p>
          </table:table-cell>
          <table:covered-table-cell table:style-name="ce28"/>
          <table:covered-table-cell table:style-name="ce69"/>
          <table:table-cell table:style-name="ce8" office:value-type="float" office:value="2" table:number-columns-spanned="3" table:number-rows-spanned="1">
            <text:p>2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♥</text:p>
          </table:table-cell>
          <table:covered-table-cell table:style-name="ce28"/>
          <table:covered-table-cell table:style-name="ce69"/>
          <table:table-cell table:style-name="ce8" office:value-type="float" office:value="3" table:number-columns-spanned="3" table:number-rows-spanned="1">
            <text:p>3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♠</text:p>
          </table:table-cell>
          <table:covered-table-cell table:style-name="ce28"/>
          <table:covered-table-cell table:style-name="ce69"/>
          <table:table-cell table:style-name="ce195" office:value-type="string" table:number-columns-spanned="6" table:number-rows-spanned="6">
            <text:p>↲</text:p>
          </table:table-cell>
          <table:covered-table-cell table:style-name="ce28"/>
          <table:covered-table-cell table:style-name="ce28"/>
          <table:covered-table-cell table:style-name="ce69"/>
          <table:covered-table-cell table:style-name="ce28"/>
          <table:covered-table-cell table:style-name="ce28"/>
          <table:table-cell table:style-name="ce196"/>
          <table:table-cell table:number-columns-repeated="230"/>
        </table:table-row>
        <table:table-row table:style-name="ro4">
          <table:table-cell/>
          <table:table-cell table:style-name="ce176" office:value-type="string" table:number-columns-spanned="3" table:number-rows-spanned="1">
            <text:p>↔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⇲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↓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⇣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⇌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⇟</text:p>
          </table:table-cell>
          <table:covered-table-cell table:style-name="ce35"/>
          <table:covered-table-cell table:style-name="ce63"/>
          <table:covered-table-cell table:style-name="ce17"/>
          <table:covered-table-cell table:style-name="ce35"/>
          <table:covered-table-cell table:style-name="ce35"/>
          <table:covered-table-cell table:style-name="ce63"/>
          <table:covered-table-cell table:style-name="ce35"/>
          <table:covered-table-cell table:style-name="ce35"/>
          <table:table-cell table:style-name="ce196"/>
          <table:table-cell table:number-columns-repeated="230"/>
        </table:table-row>
        <table:table-row table:style-name="ro4">
          <table:table-cell/>
          <table:table-cell table:style-name="ce18" office:value-type="string" table:number-columns-spanned="3" table:number-rows-spanned="1">
            <text:p>≤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⌊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∪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⋃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≥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⌋</text:p>
          </table:table-cell>
          <table:covered-table-cell table:style-name="ce29"/>
          <table:covered-table-cell table:style-name="ce64"/>
          <table:covered-table-cell table:style-name="ce17" office:value-type="string">
            <text:p>≠</text:p>
          </table:covered-table-cell>
          <table:covered-table-cell table:style-name="ce35"/>
          <table:covered-table-cell table:style-name="ce35"/>
          <table:covered-table-cell table:style-name="ce63"/>
          <table:covered-table-cell table:style-name="ce35"/>
          <table:covered-table-cell table:style-name="ce35"/>
          <table:table-cell table:style-name="ce196"/>
          <table:table-cell table:number-columns-repeated="230"/>
        </table:table-row>
        <table:table-row table:style-name="ro4">
          <table:table-cell/>
          <table:table-cell table:style-name="ce8" office:value-type="float" office:value="0" table:number-columns-spanned="6" table:number-rows-spanned="1">
            <text:p>0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69" office:value-type="string" table:number-columns-spanned="6" table:number-rows-spanned="1">
            <text:p>␣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,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.</text:p>
          </table:table-cell>
          <table:covered-table-cell table:style-name="ce28"/>
          <table:covered-table-cell table:style-name="ce69"/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96"/>
          <table:table-cell table:number-columns-repeated="230"/>
        </table:table-row>
        <table:table-row table:style-name="ro4">
          <table:table-cell/>
          <table:table-cell table:style-name="ce17" office:value-type="string" table:number-columns-spanned="6" table:number-rows-spanned="1">
            <text:p>%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63" office:value-type="string" table:number-columns-spanned="6" table:number-rows-spanned="1">
            <text:p>⎀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63"/>
          <table:table-cell table:style-name="ce17" table:number-columns-spanned="3" table:number-rows-spanned="1"/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⌦</text:p>
          </table:table-cell>
          <table:covered-table-cell table:style-name="ce35"/>
          <table:covered-table-cell table:style-name="ce63"/>
          <table:covered-table-cell table:style-name="ce18" office:value-type="string">
            <text:p>≈</text:p>
          </table:covered-table-cell>
          <table:covered-table-cell table:style-name="ce35"/>
          <table:covered-table-cell table:style-name="ce35"/>
          <table:covered-table-cell table:style-name="ce64"/>
          <table:covered-table-cell table:style-name="ce35"/>
          <table:covered-table-cell table:style-name="ce35"/>
          <table:table-cell table:style-name="ce196"/>
          <table:table-cell table:number-columns-repeated="230"/>
        </table:table-row>
        <table:table-row table:style-name="ro4">
          <table:table-cell/>
          <table:table-cell table:style-name="ce18" office:value-type="string" table:number-columns-spanned="6" table:number-rows-spanned="1">
            <text:p>‰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64" office:value-type="string" table:number-columns-spanned="6" table:number-rows-spanned="1">
            <text:p>□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′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″</text:p>
          </table:table-cell>
          <table:covered-table-cell table:style-name="ce29"/>
          <table:covered-table-cell table:style-name="ce64"/>
          <table:covered-table-cell table:style-name="ce18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196"/>
          <table:table-cell table:number-columns-repeated="17"/>
          <table:table-cell table:style-name="ce197" table:number-columns-repeated="34"/>
          <table:table-cell table:number-columns-repeated="179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table:style-name="ce10" office:value-type="string" table:number-columns-spanned="3" table:number-rows-spanned="1">
            <text:p> ̂</text:p>
          </table:table-cell>
          <table:covered-table-cell table:style-name="ce182"/>
          <table:covered-table-cell table:style-name="ce182"/>
          <table:table-cell table:style-name="ce186" office:value-type="string" table:number-columns-spanned="3" table:number-rows-spanned="1">
            <text:p>˜</text:p>
          </table:table-cell>
          <table:covered-table-cell table:style-name="ce182"/>
          <table:covered-table-cell table:style-name="ce189"/>
          <table:table-cell table:style-name="ce60" office:value-type="float" office:value="1" table:number-columns-spanned="3" table:number-rows-spanned="1">
            <text:p>1</text:p>
          </table:table-cell>
          <table:covered-table-cell table:style-name="ce28"/>
          <table:covered-table-cell table:style-name="ce28"/>
          <table:table-cell table:style-name="ce193" office:value-type="string" table:number-columns-spanned="3" table:number-rows-spanned="1">
            <text:p>°</text:p>
          </table:table-cell>
          <table:covered-table-cell table:style-name="ce28"/>
          <table:covered-table-cell table:style-name="ce69"/>
          <table:table-cell table:style-name="ce60" office:value-type="float" office:value="2" table:number-columns-spanned="3" table:number-rows-spanned="1">
            <text:p>2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§</text:p>
          </table:table-cell>
          <table:covered-table-cell table:style-name="ce28"/>
          <table:covered-table-cell table:style-name="ce69"/>
          <table:table-cell table:style-name="ce60" office:value-type="float" office:value="3" table:number-columns-spanned="3" table:number-rows-spanned="1">
            <text:p>3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ℓ</text:p>
          </table:table-cell>
          <table:covered-table-cell table:style-name="ce28"/>
          <table:covered-table-cell table:style-name="ce69"/>
          <table:table-cell table:style-name="ce60" office:value-type="float" office:value="4" table:number-columns-spanned="3" table:number-rows-spanned="1">
            <text:p>4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»</text:p>
          </table:table-cell>
          <table:covered-table-cell table:style-name="ce28"/>
          <table:covered-table-cell table:style-name="ce69"/>
          <table:table-cell table:style-name="ce60" office:value-type="float" office:value="5" table:number-columns-spanned="3" table:number-rows-spanned="1">
            <text:p>5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«</text:p>
          </table:table-cell>
          <table:covered-table-cell table:style-name="ce28"/>
          <table:covered-table-cell table:style-name="ce69"/>
          <table:table-cell table:style-name="ce60" office:value-type="float" office:value="6" table:number-columns-spanned="3" table:number-rows-spanned="1">
            <text:p>6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$</text:p>
          </table:table-cell>
          <table:covered-table-cell table:style-name="ce28"/>
          <table:covered-table-cell table:style-name="ce69"/>
          <table:table-cell table:style-name="ce60" office:value-type="float" office:value="7" table:number-columns-spanned="3" table:number-rows-spanned="1">
            <text:p>7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€</text:p>
          </table:table-cell>
          <table:covered-table-cell table:style-name="ce28"/>
          <table:covered-table-cell table:style-name="ce69"/>
          <table:table-cell table:style-name="ce60" office:value-type="float" office:value="8" table:number-columns-spanned="3" table:number-rows-spanned="1">
            <text:p>8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„</text:p>
          </table:table-cell>
          <table:covered-table-cell table:style-name="ce28"/>
          <table:covered-table-cell table:style-name="ce69"/>
          <table:table-cell table:style-name="ce60" office:value-type="float" office:value="9" table:number-columns-spanned="3" table:number-rows-spanned="1">
            <text:p>9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“</text:p>
          </table:table-cell>
          <table:covered-table-cell table:style-name="ce28"/>
          <table:covered-table-cell table:style-name="ce69"/>
          <table:table-cell table:style-name="ce60" office:value-type="float" office:value="0" table:number-columns-spanned="3" table:number-rows-spanned="1">
            <text:p>0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”</text:p>
          </table:table-cell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-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—</text:p>
          </table:table-cell>
          <table:covered-table-cell table:style-name="ce28"/>
          <table:covered-table-cell table:style-name="ce69"/>
          <table:table-cell table:style-name="ce205" office:value-type="string" table:number-columns-spanned="3" table:number-rows-spanned="1">
            <text:p>`</text:p>
          </table:table-cell>
          <table:covered-table-cell table:style-name="ce25"/>
          <table:covered-table-cell table:style-name="ce25"/>
          <table:table-cell table:style-name="ce208" office:value-type="string" table:number-columns-spanned="3" table:number-rows-spanned="1">
            <text:p>↻</text:p>
          </table:table-cell>
          <table:covered-table-cell table:style-name="ce25"/>
          <table:covered-table-cell table:style-name="ce52"/>
          <table:table-cell table:style-name="ce210" office:value-type="string" table:number-columns-spanned="12" table:number-rows-spanned="3">
            <text:p>⌫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170"/>
          <table:table-cell table:number-columns-repeated="164"/>
        </table:table-row>
        <table:table-row table:style-name="ro4">
          <table:table-cell/>
          <table:table-cell table:style-name="ce177" office:value-type="string" table:number-columns-spanned="3" table:number-rows-spanned="1">
            <text:p>˚</text:p>
          </table:table-cell>
          <table:covered-table-cell table:style-name="ce183"/>
          <table:covered-table-cell table:style-name="ce183"/>
          <table:table-cell table:style-name="ce187" office:value-type="string" table:number-columns-spanned="3" table:number-rows-spanned="1">
            <text:p>ˇ</text:p>
          </table:table-cell>
          <table:covered-table-cell table:style-name="ce183"/>
          <table:covered-table-cell table:style-name="ce187"/>
          <table:table-cell table:style-name="ce17" office:value-type="string" table:number-columns-spanned="3" table:number-rows-spanned="1">
            <text:p>¹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ª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²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º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³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№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›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⇞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‹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·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¢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£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¥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¤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‚</text:p>
          </table:table-cell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‘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/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’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*</text:p>
          </table:table-cell>
          <table:covered-table-cell table:style-name="ce35"/>
          <table:covered-table-cell table:style-name="ce63"/>
          <table:table-cell table:style-name="ce17" table:number-columns-spanned="3" table:number-rows-spanned="1"/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-</text:p>
          </table:table-cell>
          <table:covered-table-cell table:style-name="ce35"/>
          <table:covered-table-cell table:style-name="ce63"/>
          <table:table-cell table:style-name="ce206" office:value-type="string" table:number-columns-spanned="3" table:number-rows-spanned="1">
            <text:p>¨</text:p>
          </table:table-cell>
          <table:covered-table-cell table:style-name="ce26"/>
          <table:covered-table-cell table:style-name="ce26"/>
          <table:table-cell table:style-name="ce53" office:value-type="string" table:number-columns-spanned="3" table:number-rows-spanned="1">
            <text:p><text:s text:c="3"/>̏ </text:p>
          </table:table-cell>
          <table:covered-table-cell table:style-name="ce26"/>
          <table:covered-table-cell table:style-name="ce53"/>
          <table:covered-table-cell table:style-name="ce17"/>
          <table:covered-table-cell table:style-name="ce35"/>
          <table:covered-table-cell table:style-name="ce35"/>
          <table:covered-table-cell table:style-name="ce63"/>
          <table:covered-table-cell table:style-name="ce35"/>
          <table:covered-table-cell table:style-name="ce6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table-cell table:style-name="ce178" office:value-type="string" table:number-columns-spanned="3" table:number-rows-spanned="1">
            <text:p>˘</text:p>
          </table:table-cell>
          <table:covered-table-cell table:style-name="ce27"/>
          <table:covered-table-cell table:style-name="ce27"/>
          <table:table-cell table:style-name="ce188" office:value-type="string" table:number-columns-spanned="3" table:number-rows-spanned="1">
            <text:p>¯</text:p>
          </table:table-cell>
          <table:covered-table-cell table:style-name="ce27"/>
          <table:covered-table-cell table:style-name="ce54"/>
          <table:table-cell table:style-name="ce18" office:value-type="string" table:number-columns-spanned="3" table:number-rows-spanned="1">
            <text:p>₁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¬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₂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∨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₃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∧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♀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⊥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♂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∡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⚥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∥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κ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→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⟨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∞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⟩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∝</text:p>
          </table:table-cell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∅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­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╌</text:p>
          </table:table-cell>
          <table:covered-table-cell table:style-name="ce29"/>
          <table:covered-table-cell table:style-name="ce64"/>
          <table:table-cell table:style-name="ce207" office:value-type="string" table:number-columns-spanned="3" table:number-rows-spanned="1">
            <text:p>῾</text:p>
          </table:table-cell>
          <table:covered-table-cell table:style-name="ce27"/>
          <table:covered-table-cell table:style-name="ce27"/>
          <table:table-cell table:style-name="ce188" office:value-type="string" table:number-columns-spanned="3" table:number-rows-spanned="1">
            <text:p>˞</text:p>
          </table:table-cell>
          <table:covered-table-cell table:style-name="ce27"/>
          <table:covered-table-cell table:style-name="ce54"/>
          <table:covered-table-cell table:style-name="ce18"/>
          <table:covered-table-cell table:style-name="ce29"/>
          <table:covered-table-cell table:style-name="ce29"/>
          <table:covered-table-cell table:style-name="ce64"/>
          <table:covered-table-cell table:style-name="ce29"/>
          <table:covered-table-cell table:style-name="ce64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table-cell table:style-name="ce179" office:value-type="string" table:number-columns-spanned="9" table:number-rows-spanned="3">
            <text:p>↹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x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v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l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c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w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k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h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g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f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q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ß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ẞ</text:p>
          </table:table-cell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´</text:p>
          </table:table-cell>
          <table:covered-table-cell table:style-name="ce28"/>
          <table:covered-table-cell table:style-name="ce28"/>
          <table:table-cell table:style-name="ce211" office:value-type="string" table:number-columns-spanned="3" table:number-rows-spanned="1">
            <text:p>¸</text:p>
          </table:table-cell>
          <table:covered-table-cell table:style-name="ce28"/>
          <table:covered-table-cell table:style-name="ce69"/>
          <table:table-cell table:style-name="ce213" table:number-columns-spanned="9" table:number-rows-spanned="3"/>
          <table:covered-table-cell table:style-name="ce28"/>
          <table:covered-table-cell table:style-name="ce28"/>
          <table:covered-table-cell table:style-name="ce69" office:value-type="string">
            <text:p>`</text:p>
          </table:covered-table-cell>
          <table:covered-table-cell table:style-name="ce28"/>
          <table:covered-table-cell table:style-name="ce69"/>
          <table:covered-table-cell table:style-name="ce28"/>
          <table:covered-table-cell table:style-name="ce28"/>
          <table:covered-table-cell table:style-name="ce28"/>
          <table:table-cell table:style-name="ce170"/>
          <table:table-cell table:number-columns-repeated="164"/>
        </table:table-row>
        <table:table-row table:style-name="ro4">
          <table:table-cell/>
          <table:covered-table-cell table:style-name="ce14" office:value-type="string">
            <text:p>↹</text:p>
          </table:covered-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70"/>
          <table:table-cell table:style-name="ce17" office:value-type="string" table:number-columns-spanned="3" table:number-rows-spanned="1">
            <text:p>…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⋮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_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⌫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[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⇡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]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⌦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^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⎀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!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¡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&lt;</text:p>
          </table:table-cell>
          <table:covered-table-cell table:style-name="ce35"/>
          <table:covered-table-cell table:style-name="ce35"/>
          <table:table-cell table:style-name="ce63" office:value-type="float" office:value="7" table:number-columns-spanned="3" table:number-rows-spanned="1">
            <text:p>7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&gt;</text:p>
          </table:table-cell>
          <table:covered-table-cell table:style-name="ce35"/>
          <table:covered-table-cell table:style-name="ce35"/>
          <table:table-cell table:style-name="ce63" office:value-type="float" office:value="8" table:number-columns-spanned="3" table:number-rows-spanned="1">
            <text:p>8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'=</text:p>
          </table:table-cell>
          <table:covered-table-cell table:style-name="ce35"/>
          <table:covered-table-cell table:style-name="ce35"/>
          <table:table-cell table:style-name="ce63" office:value-type="float" office:value="9" table:number-columns-spanned="3" table:number-rows-spanned="1">
            <text:p>9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&amp;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+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ſ</text:p>
          </table:table-cell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table-cell table:style-name="ce209" office:value-type="string" table:number-columns-spanned="3" table:number-rows-spanned="1">
            <text:p>/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˝</text:p>
          </table:table-cell>
          <table:covered-table-cell table:style-name="ce35"/>
          <table:covered-table-cell table:style-name="ce63"/>
          <table:covered-table-cell table:style-name="ce17"/>
          <table:covered-table-cell table:style-name="ce35"/>
          <table:covered-table-cell table:style-name="ce35"/>
          <table:covered-table-cell table:style-name="ce63"/>
          <table:covered-table-cell table:style-name="ce35"/>
          <table:covered-table-cell table:style-name="ce63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covered-table-cell table:style-name="ce15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ξ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Ξ</text:p>
          </table:table-cell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≙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λ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Λ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χ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ℂ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ω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Ω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ϰ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√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ψ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Ψ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γ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Γ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φ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Φ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ϕ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ℚ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ς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∘</text:p>
          </table:table-cell>
          <table:covered-table-cell table:style-name="ce29"/>
          <table:covered-table-cell table:style-name="ce64"/>
          <table:table-cell table:style-name="ce178" office:value-type="string" table:number-columns-spanned="3" table:number-rows-spanned="1">
            <text:p>᾿</text:p>
          </table:table-cell>
          <table:covered-table-cell table:style-name="ce29"/>
          <table:covered-table-cell table:style-name="ce29"/>
          <table:table-cell table:style-name="ce212" office:value-type="string" table:number-columns-spanned="3" table:number-rows-spanned="1">
            <text:p>˙</text:p>
          </table:table-cell>
          <table:covered-table-cell table:style-name="ce29"/>
          <table:covered-table-cell table:style-name="ce64"/>
          <table:covered-table-cell table:style-name="ce18"/>
          <table:covered-table-cell table:style-name="ce29"/>
          <table:covered-table-cell table:style-name="ce29"/>
          <table:covered-table-cell table:style-name="ce64"/>
          <table:covered-table-cell table:style-name="ce29"/>
          <table:covered-table-cell table:style-name="ce64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table-cell table:style-name="ce180" table:number-columns-spanned="1" table:number-rows-spanned="3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190" table:number-columns-spanned="4" table:number-rows-spanned="3"/>
          <table:covered-table-cell table:style-name="ce28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u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i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a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e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o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s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n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r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t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d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y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214" office:value-type="string" table:number-columns-spanned="7" table:number-rows-spanned="3">
            <text:p>↲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covered-table-cell table:style-name="ce17"/>
          <table:table-cell table:style-name="ce31" office:value-type="string" table:number-columns-spanned="3" table:number-rows-spanned="1">
            <text:p>III</text:p>
          </table:table-cell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covered-table-cell table:style-name="ce35"/>
          <table:covered-table-cell table:style-name="ce35"/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\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⇱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/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⇠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{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⇣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}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⇢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*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⇲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?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¿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(</text:p>
          </table:table-cell>
          <table:covered-table-cell table:style-name="ce35"/>
          <table:covered-table-cell table:style-name="ce35"/>
          <table:table-cell table:style-name="ce63" office:value-type="float" office:value="4" table:number-columns-spanned="3" table:number-rows-spanned="1">
            <text:p>4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)</text:p>
          </table:table-cell>
          <table:covered-table-cell table:style-name="ce35"/>
          <table:covered-table-cell table:style-name="ce35"/>
          <table:table-cell table:style-name="ce63" office:value-type="float" office:value="5" table:number-columns-spanned="3" table:number-rows-spanned="1">
            <text:p>5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-</text:p>
          </table:table-cell>
          <table:covered-table-cell table:style-name="ce35"/>
          <table:covered-table-cell table:style-name="ce35"/>
          <table:table-cell table:style-name="ce63" office:value-type="float" office:value="6" table:number-columns-spanned="3" table:number-rows-spanned="1">
            <text:p>6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: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,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@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.</text:p>
          </table:table-cell>
          <table:covered-table-cell table:style-name="ce35"/>
          <table:covered-table-cell table:style-name="ce63"/>
          <table:table-cell table:style-name="ce31" office:value-type="string" table:number-columns-spanned="3" table:number-rows-spanned="1">
            <text:p>III</text:p>
          </table:table-cell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70"/>
          <table:table-cell table:number-columns-repeated="164"/>
        </table:table-row>
        <table:table-row table:style-name="ro4">
          <table:table-cell/>
          <table:covered-table-cell table:style-name="ce18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table:number-columns-spanned="3" table:number-rows-spanned="1"/>
          <table:covered-table-cell table:style-name="ce29"/>
          <table:covered-table-cell table:style-name="ce64"/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∮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ι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∫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α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∀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ε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∃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ο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∈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σ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Σ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ν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ℕ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ϱ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ℝ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τ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∂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δ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Δ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υ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∇</text:p>
          </table:table-cell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199"/>
          <table:covered-table-cell table:style-name="ce199"/>
          <table:table-cell table:style-name="ce64" table:number-columns-spanned="3" table:number-rows-spanned="1"/>
          <table:covered-table-cell table:style-name="ce29"/>
          <table:covered-table-cell table:style-name="ce6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196"/>
          <table:table-cell table:number-columns-repeated="164"/>
        </table:table-row>
        <table:table-row table:style-name="ro4">
          <table:table-cell/>
          <table:table-cell table:style-name="ce180" table:number-columns-spanned="1" table:number-rows-spanned="3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51" office:value-type="string" table:number-columns-spanned="3" table:number-rows-spanned="1">
            <text:p>II</text:p>
          </table:table-cell>
          <table:covered-table-cell table:style-name="ce28"/>
          <table:covered-table-cell table:style-name="ce69"/>
          <table:table-cell table:style-name="ce190" table:number-columns-spanned="1" table:number-rows-spanned="3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ü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ö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ä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p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z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b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m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,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⋮</text:p>
          </table:table-cell>
          <table:covered-table-cell table:style-name="ce28"/>
          <table:covered-table-cell table:style-name="ce69"/>
          <table:table-cell table:style-name="ce60" office:value-type="string" table:number-columns-spanned="3" table:number-rows-spanned="1">
            <text:p>.</text:p>
          </table:table-cell>
          <table:covered-table-cell table:style-name="ce28"/>
          <table:covered-table-cell table:style-name="ce28"/>
          <table:table-cell table:style-name="ce69" office:value-type="string" table:number-columns-spanned="3" table:number-rows-spanned="1">
            <text:p>…</text:p>
          </table:table-cell>
          <table:covered-table-cell table:style-name="ce28"/>
          <table:covered-table-cell table:style-name="ce69"/>
          <table:table-cell table:style-name="ce8" office:value-type="string" table:number-columns-spanned="3" table:number-rows-spanned="1">
            <text:p>j</text:p>
          </table:table-cell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180" table:number-columns-spanned="3" table:number-rows-spanned="3"/>
          <table:covered-table-cell table:style-name="ce28"/>
          <table:covered-table-cell table:style-name="ce28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51" office:value-type="string" table:number-columns-spanned="3" table:number-rows-spanned="1">
            <text:p>II</text:p>
          </table:table-cell>
          <table:covered-table-cell table:style-name="ce28"/>
          <table:covered-table-cell table:style-name="ce69"/>
          <table:table-cell table:style-name="ce190" table:number-columns-spanned="7" table:number-rows-spanned="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196"/>
          <table:table-cell table:number-columns-repeated="164"/>
        </table:table-row>
        <table:table-row table:style-name="ro4">
          <table:table-cell/>
          <table:covered-table-cell table:style-name="ce17"/>
          <table:table-cell table:style-name="ce17" table:number-columns-spanned="3" table:number-rows-spanned="1"/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covered-table-cell table:style-name="ce63"/>
          <table:table-cell table:style-name="ce17" table:number-columns-spanned="3" table:number-rows-spanned="1"/>
          <table:covered-table-cell table:style-name="ce35"/>
          <table:covered-table-cell table:style-name="ce35"/>
          <table:table-cell table:style-name="ce86" office:value-type="string" table:number-columns-spanned="3" table:number-rows-spanned="1">
            <text:p>IV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#</text:p>
          </table:table-cell>
          <table:covered-table-cell table:style-name="ce35"/>
          <table:covered-table-cell table:style-name="ce35"/>
          <table:table-cell table:style-name="ce194" office:value-type="string" table:number-columns-spanned="3" table:number-rows-spanned="1">
            <text:p>⌧</text:p>
          </table:table-cell>
          <table:covered-table-cell table:number-columns-repeated="2"/>
          <table:table-cell table:style-name="ce17" office:value-type="string" table:number-columns-spanned="3" table:number-rows-spanned="1">
            <text:p>$</text:p>
          </table:table-cell>
          <table:covered-table-cell table:style-name="ce35"/>
          <table:covered-table-cell table:style-name="ce35"/>
          <table:table-cell table:style-name="ce53" office:value-type="string" table:number-columns-spanned="3" table:number-rows-spanned="1">
            <text:p>⇥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|</text:p>
          </table:table-cell>
          <table:covered-table-cell table:style-name="ce35"/>
          <table:covered-table-cell table:style-name="ce35"/>
          <table:table-cell table:style-name="ce53" office:value-type="string" table:number-columns-spanned="3" table:number-rows-spanned="1">
            <text:p>⇟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~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↲</text:p>
          </table:table-cell>
          <table:covered-table-cell table:style-name="ce35"/>
          <table:covered-table-cell table:style-name="ce63"/>
          <table:table-cell table:style-name="ce176" office:value-type="string" table:number-columns-spanned="3" table:number-rows-spanned="1">
            <text:p>`</text:p>
          </table:table-cell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+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: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%</text:p>
          </table:table-cell>
          <table:covered-table-cell table:style-name="ce35"/>
          <table:covered-table-cell table:style-name="ce35"/>
          <table:table-cell table:style-name="ce63" office:value-type="float" office:value="1" table:number-columns-spanned="3" table:number-rows-spanned="1">
            <text:p>1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"</text:p>
          </table:table-cell>
          <table:covered-table-cell table:style-name="ce35"/>
          <table:covered-table-cell table:style-name="ce35"/>
          <table:table-cell table:style-name="ce63" office:value-type="float" office:value="2" table:number-columns-spanned="3" table:number-rows-spanned="1">
            <text:p>2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'</text:p>
          </table:table-cell>
          <table:covered-table-cell table:style-name="ce35"/>
          <table:covered-table-cell table:style-name="ce35"/>
          <table:table-cell table:style-name="ce63" office:value-type="float" office:value="3" table:number-columns-spanned="3" table:number-rows-spanned="1">
            <text:p>3</text:p>
          </table:table-cell>
          <table:covered-table-cell table:style-name="ce35"/>
          <table:covered-table-cell table:style-name="ce63"/>
          <table:table-cell table:style-name="ce17" office:value-type="string" table:number-columns-spanned="3" table:number-rows-spanned="1">
            <text:p>;</text:p>
          </table:table-cell>
          <table:covered-table-cell table:style-name="ce35"/>
          <table:covered-table-cell table:style-name="ce35"/>
          <table:table-cell table:style-name="ce63" office:value-type="string" table:number-columns-spanned="3" table:number-rows-spanned="1">
            <text:p>;</text:p>
          </table:table-cell>
          <table:covered-table-cell table:style-name="ce35"/>
          <table:covered-table-cell table:style-name="ce63"/>
          <table:covered-table-cell table:style-name="ce17"/>
          <table:covered-table-cell table:style-name="ce35"/>
          <table:covered-table-cell table:style-name="ce35"/>
          <table:table-cell table:style-name="ce203" table:number-columns-spanned="3" table:number-rows-spanned="1"/>
          <table:covered-table-cell table:style-name="ce35"/>
          <table:covered-table-cell table:style-name="ce35"/>
          <table:table-cell table:style-name="ce63" table:number-columns-spanned="3" table:number-rows-spanned="1"/>
          <table:covered-table-cell table:style-name="ce35"/>
          <table:covered-table-cell table:style-name="ce6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96"/>
          <table:table-cell table:number-columns-repeated="164"/>
        </table:table-row>
        <table:table-row table:style-name="ro4">
          <table:table-cell/>
          <table:covered-table-cell table:style-name="ce18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table:number-columns-spanned="3" table:number-rows-spanned="1"/>
          <table:covered-table-cell table:style-name="ce29"/>
          <table:covered-table-cell table:style-name="ce64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table:number-columns-spanned="3" table:number-rows-spanned="1"/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∝</text:p>
          </table:table-cell>
          <table:covered-table-cell table:style-name="ce29"/>
          <table:covered-table-cell table:style-name="ce6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54" office:value-type="string" table:number-columns-spanned="3" table:number-rows-spanned="1">
            <text:p>ℑ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η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ℜ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π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Π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ζ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ℤ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β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⇒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µ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⇔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ρ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⇐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ϑ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Θ</text:p>
          </table:table-cell>
          <table:covered-table-cell table:style-name="ce29"/>
          <table:covered-table-cell table:style-name="ce64"/>
          <table:table-cell table:style-name="ce18" office:value-type="string" table:number-columns-spanned="3" table:number-rows-spanned="1">
            <text:p>θ</text:p>
          </table:table-cell>
          <table:covered-table-cell table:style-name="ce29"/>
          <table:covered-table-cell table:style-name="ce29"/>
          <table:table-cell table:style-name="ce64" office:value-type="string" table:number-columns-spanned="3" table:number-rows-spanned="1">
            <text:p>↦</text:p>
          </table:table-cell>
          <table:covered-table-cell table:style-name="ce29"/>
          <table:covered-table-cell table:style-name="ce64"/>
          <table:covered-table-cell table:style-name="ce18"/>
          <table:covered-table-cell table:style-name="ce29"/>
          <table:covered-table-cell table:style-name="ce29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table:number-columns-spanned="3" table:number-rows-spanned="1"/>
          <table:covered-table-cell table:style-name="ce29"/>
          <table:covered-table-cell table:style-name="ce6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196"/>
          <table:table-cell table:number-columns-repeated="164"/>
        </table:table-row>
        <table:table-row table:style-name="ro4">
          <table:table-cell/>
          <table:table-cell table:style-name="ce181" office:value-type="string" table:number-columns-spanned="8" table:number-rows-spanned="3">
            <text:p>Strg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1" office:value-type="string" table:number-columns-spanned="8" table:number-rows-spanned="3">
            <text:p>Supe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1" office:value-type="string" table:number-columns-spanned="8" table:number-rows-spanned="3">
            <text:p>Alt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70" table:number-columns-spanned="17" table:number-rows-spanned="2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28" table:number-columns-spanned="17" table:number-rows-spanned="1"/>
          <table:covered-table-cell table:style-name="ce28"/>
          <table:covered-table-cell table:style-name="ce198"/>
          <table:covered-table-cell table:style-name="ce200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198"/>
          <table:covered-table-cell table:style-name="ce201"/>
          <table:table-cell table:style-name="ce180" table:number-columns-spanned="1" table:number-rows-spanned="3"/>
          <table:table-cell table:style-name="ce184" table:number-columns-spanned="3" table:number-rows-spanned="1"/>
          <table:covered-table-cell table:style-name="ce28"/>
          <table:covered-table-cell table:style-name="ce28"/>
          <table:table-cell table:style-name="ce69" table:number-columns-spanned="3" table:number-rows-spanned="1"/>
          <table:covered-table-cell table:style-name="ce28"/>
          <table:covered-table-cell table:style-name="ce69"/>
          <table:table-cell table:style-name="ce200" table:number-columns-spanned="1" table:number-rows-spanned="3"/>
          <table:table-cell table:style-name="ce181" office:value-type="string" table:number-columns-spanned="8" table:number-rows-spanned="3">
            <text:p>Super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1" office:value-type="string" table:number-columns-spanned="8" table:number-rows-spanned="3">
            <text:p>Menü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81" office:value-type="string" table:number-columns-spanned="8" table:number-rows-spanned="3">
            <text:p>Strg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96"/>
          <table:table-cell table:number-columns-repeated="164"/>
        </table:table-row>
        <table:table-row table:style-name="ro4">
          <table:table-cell/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" office:value-type="float" office:value="0" table:number-columns-spanned="17" table:number-rows-spanned="1">
            <text:p>0</text:p>
          </table:table-cell>
          <table:covered-table-cell table:style-name="ce35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70"/>
          <table:covered-table-cell table:style-name="ce203"/>
          <table:table-cell table:style-name="ce17" table:number-columns-spanned="3" table:number-rows-spanned="1"/>
          <table:covered-table-cell table:style-name="ce35"/>
          <table:covered-table-cell table:style-name="ce35"/>
          <table:table-cell table:style-name="ce86" office:value-type="string" table:number-columns-spanned="3" table:number-rows-spanned="1">
            <text:p>IV</text:p>
          </table:table-cell>
          <table:covered-table-cell table:style-name="ce35"/>
          <table:covered-table-cell table:style-name="ce63"/>
          <table:covered-table-cell table:style-name="ce70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196"/>
          <table:table-cell table:number-columns-repeated="164"/>
        </table:table-row>
        <table:table-row table:style-name="ro4">
          <table:table-cell/>
          <table:covered-table-cell table:style-name="ce18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18" office:value-type="string" table:number-columns-spanned="17" table:number-rows-spanned="1">
            <text:p>geschütztes Lz.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office:value-type="string" table:number-columns-spanned="17" table:number-rows-spanned="1">
            <text:p>schmales Lz.</text:p>
          </table:table-cell>
          <table:covered-table-cell table:style-name="ce2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202"/>
          <table:covered-table-cell table:style-name="ce204"/>
          <table:table-cell table:style-name="ce18" table:number-columns-spanned="3" table:number-rows-spanned="1"/>
          <table:covered-table-cell table:style-name="ce29"/>
          <table:covered-table-cell table:style-name="ce29"/>
          <table:table-cell table:style-name="ce64" table:number-columns-spanned="3" table:number-rows-spanned="1"/>
          <table:covered-table-cell table:style-name="ce29"/>
          <table:covered-table-cell table:style-name="ce64"/>
          <table:covered-table-cell table:style-name="ce202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19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196"/>
          <table:table-cell table:number-columns-repeated="164"/>
        </table:table-row>
        <table:table-row table:style-name="ro4" table:number-rows-repeated="32734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.07.2009</text:date>, <text:time>02:1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/>
    <meta:initial-creator>Unbekannt</meta:initial-creator>
    <meta:editing-cycles>6</meta:editing-cycles>
    <dc:date>2009-07-24T02:16:37</dc:date>
    <meta:creation-date>2009-05-21T03:21:54</meta:creation-date>
    <meta:editing-duration>PT00H58M48S</meta:editing-duration>
    <meta:document-statistic meta:table-count="2" meta:cell-count="706" meta:object-count="0"/>
  </office:meta>
</office:document-meta>
</file>